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預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/>
    </style:style>
    <style:style style:name="P4" style:family="paragraph">
      <style:paragraph-properties fo:margin-left="0cm" fo:margin-right="0cm" fo:margin-top="0.19cm" fo:margin-bottom="0.5cm" fo:text-align="start" fo:text-indent="0cm" style:punctuation-wrap="hanging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155cm" fo:margin-bottom="0.5cm" fo:text-align="start" fo:text-indent="0cm" style:punctuation-wrap="hanging" style:writing-mode="lr-tb"/>
    </style:style>
    <style:style style:name="P7" style:family="paragraph">
      <style:paragraph-properties fo:margin-left="0cm" fo:margin-right="0cm" fo:margin-top="0.155cm" fo:margin-bottom="0.5cm" fo:text-indent="0cm"/>
    </style:style>
    <style:style style:name="P8" style:family="paragraph">
      <style:paragraph-properties fo:margin-left="0cm" fo:margin-right="0cm" fo:margin-top="0cm" fo:margin-bottom="0.5cm" fo:text-align="start" fo:text-indent="0cm" style:punctuation-wrap="hanging" style:writing-mode="lr-tb"/>
    </style:style>
    <style:style style:name="P9" style:family="paragraph">
      <style:paragraph-properties fo:margin-left="0cm" fo:margin-right="0cm" fo:margin-top="0cm" fo:margin-bottom="0.4cm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19cm" fo:margin-bottom="0.5cm" fo:text-align="center" fo:text-indent="0cm"/>
    </style:style>
    <style:style style:name="P11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88a54e" style:text-line-through-style="none" fo:font-family="Constantia" style:font-family-generic="roman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2" style:family="text">
      <style:text-properties fo:color="#88a54e" style:text-line-through-style="none" fo:font-family="Constantia" style:font-family-generic="roman" fo:font-size="33pt" fo:letter-spacing="normal" fo:font-style="normal" style:text-underline-style="none" fo:font-weight="normal" style:font-family-asian="'Microsoft YaHei'" style:font-size-asian="33pt" style:font-style-asian="normal" style:font-weight-asian="normal" style:font-family-complex="Mangal" style:font-size-complex="33pt" style:font-style-complex="normal" style:font-weight-complex="normal"/>
    </style:style>
    <style:style style:name="T3" style:family="text">
      <style:text-properties fo:color="#000000" style:text-line-through-style="none" fo:font-family="Constantia" style:font-family-generic="roman" fo:font-size="27pt" fo:letter-spacing="normal" fo:font-style="normal" style:text-underline-style="none" fo:font-weight="normal" style:font-family-asian="'Microsoft YaHei'" style:font-size-asian="27pt" style:font-style-asian="normal" style:font-weight-asian="normal" style:font-family-complex="Mangal" style:font-size-complex="27pt" style:font-style-complex="normal" style:font-weight-complex="normal"/>
    </style:style>
    <style:style style:name="T4" style:family="text">
      <style:text-properties fo:color="#000000" style:text-line-through-style="none" fo:font-family="Constantia" style:font-family-generic="roman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5" style:family="text">
      <style:text-properties fo:color="#000000" style:text-line-through-style="none" fo:font-family="Wingdings" style:font-family-generic="roman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6" style:family="text">
      <style:text-properties fo:color="#000000" style:text-line-through-style="none" fo:font-family="Wingdings" style:font-family-generic="roman" fo:font-size="27pt" fo:letter-spacing="normal" fo:font-style="normal" style:text-underline-style="none" fo:font-weight="normal" style:font-family-asian="'Microsoft YaHei'" style:font-size-asian="27pt" style:font-style-asian="normal" style:font-weight-asian="normal" style:font-family-complex="Mangal" style:font-size-complex="27pt" style:font-style-complex="normal" style:font-weight-complex="normal"/>
    </style:style>
    <style:style style:name="T7" style:family="text">
      <style:text-properties fo:color="#000000" style:text-line-through-style="none" fo:font-family="Constantia" style:font-family-generic="roman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8" style:family="text">
      <style:text-properties fo:color="#ff3333" style:text-line-through-style="none" fo:font-family="Constantia" style:font-family-generic="roman" fo:font-size="27pt" fo:letter-spacing="normal" fo:font-style="normal" style:text-underline-style="none" fo:font-weight="normal" style:font-family-asian="'Microsoft YaHei'" style:font-size-asian="27pt" style:font-style-asian="normal" style:font-weight-asian="normal" style:font-family-complex="Mangal" style:font-size-complex="27pt" style:font-style-complex="normal" style:font-weight-complex="normal"/>
    </style:style>
    <style:style style:name="T9" style:family="text">
      <style:text-properties fo:color="#000000" style:text-line-through-style="none" fo:font-family="Constantia" style:font-family-generic="roman" fo:font-size="18pt" fo:letter-spacing="normal" fo:font-style="normal" style:text-underline-style="none" fo:font-weight="normal" style:font-family-asian="'Microsoft YaHei'" style:font-size-asian="18pt" style:font-style-asian="normal" style:font-weight-asian="normal" style:font-family-complex="Mang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onstantia" style:font-family-generic="roman" fo:font-size="24pt" fo:letter-spacing="normal" fo:font-style="normal" style:text-underline-style="none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/>
        <style:text-properties fo:font-family="'Wingdings 2'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/>
        <style:text-properties fo:font-family="'Wingdings 2'" fo:color="#4f81bd" fo:font-size="85%"/>
      </text:list-level-style-bullet>
      <text:list-level-style-bullet text:level="2" text:bullet-char="">
        <style:list-level-properties/>
        <style:text-properties fo:font-family="Wingdings" fo:color="#c0504d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/>
        <style:text-properties fo:font-family="'Wingdings 2'" fo:color="#4f81bd" fo:font-size="85%"/>
      </text:list-level-style-bullet>
      <text:list-level-style-bullet text:level="2" text:bullet-char="">
        <style:list-level-properties/>
        <style:text-properties fo:font-family="Wingdings" fo:color="#c0504d" fo:font-size="70%"/>
      </text:list-level-style-bullet>
      <text:list-level-style-bullet text:level="3" text:bullet-char="">
        <style:list-level-properties text:space-before="1.2cm"/>
        <style:text-properties fo:font-family="Wingdings" fo:color="#c0504d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">
        <style:list-level-properties/>
        <style:text-properties fo:font-family="'Wingdings 2'" fo:color="#4f81bd" fo:font-size="85%"/>
      </text:list-level-style-bullet>
      <text:list-level-style-number text:level="2" style:num-suffix="." style:num-format="1">
        <style:list-level-properties/>
        <style:text-properties fo:color="#c0504d" fo:font-size="7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">
        <style:list-level-properties/>
        <style:text-properties fo:font-family="'Wingdings 2'" fo:color="#4f81bd" fo:font-size="8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/>
        <style:text-properties fo:color="#4f81bd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fo:color="#ff0000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寫自己的函式" draw:style-name="dp1" draw:master-page-name="預設" presentation:presentation-page-layout-name="AL1T0">
        <draw:frame draw:name="副標題 2" presentation:style-name="pr1" draw:text-style-name="P2" draw:layer="layout" svg:width="17.778cm" svg:height="9.43cm" svg:x="3.81cm" svg:y="7.832cm" presentation:class="subtitle" presentation:user-transformed="true">
          <draw:text-box>
            <text:p text:style-name="P1"><text:span text:style-name="T1">當要解決的問題越來越大，</text:span></text:p>
            <text:p text:style-name="P1"><text:span text:style-name="T1">程式也跟著變大且複雜。</text:span></text:p>
            <text:p text:style-name="P1"><text:span text:style-name="T1">將程式切分為幾個較小的模組，</text:span></text:p>
            <text:p text:style-name="P1"><text:span text:style-name="T1">將會帶來許多好處。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name="標題 1" presentation:style-name="pr2" draw:text-style-name="P2" draw:layer="layout" svg:width="21.588cm" svg:height="4.866cm" svg:x="1.905cm" svg:y="1.058cm" presentation:class="title" presentation:user-transformed="true">
          <draw:text-box>
            <text:p text:style-name="P3"><text:span text:style-name="T2">建構可重複使用的</text:span><text:span text:style-name="T2"><text:line-break/></text:span><text:span text:style-name="T2">程式區塊</text:span></text:p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1" presentation:class="page"/>
          <draw:frame draw:name="備忘稿版面配置區 2" presentation:style-name="pr3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什麼是函式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建構大型程式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我們已學習過將大問題分割成幾個小問題。若進一步</text:span><text:span text:style-name="T3"><text:line-break/></text:span><text:span text:style-name="T3"> <text:s text:c="2"/>將每個小問題寫成一個小程式，再將數個小程式組合</text:span><text:span text:style-name="T3"><text:line-break/></text:span><text:span text:style-name="T3"> <text:s text:c="2"/>成大程式，如此會變得更容易而有效率。</text:span></text:p>
              </text:list-item>
              <text:list-item>
                <text:p text:style-name="P4"><text:span text:style-name="T3">網路購物程式可分割為</text:span><text:span text:style-name="T3">:</text:span></text:p>
                <text:list>
                  <text:list-item>
                    <text:p text:style-name="P5"><text:span text:style-name="T3">網業互動模組</text:span></text:p>
                  </text:list-item>
                  <text:list-item>
                    <text:p text:style-name="P5"><text:span text:style-name="T3">訂單資訊擷取模組</text:span></text:p>
                  </text:list-item>
                  <text:list-item>
                    <text:p text:style-name="P5"><text:span text:style-name="T3">貨品項目及數量模組</text:span><text:span text:style-name="T3">(</text:span><text:span text:style-name="T3">倉儲備貨</text:span><text:span text:style-name="T3">)</text:span></text:p>
                  </text:list-item>
                  <text:list-item>
                    <text:p text:style-name="P5"><text:span text:style-name="T3">出貨標籤模組</text:span><text:span text:style-name="T3">(</text:span><text:span text:style-name="T3">出貨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2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程式分割的</text:span><text:span text:style-name="T2">3</text:span><text:span text:style-name="T2">個重要概念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3">
              <text:list-item>
                <text:p>工作間的相依關係與獨立關係</text:p>
                <text:list>
                  <text:list-item>
                    <text:p>觀念驗證20.1</text:p>
                  </text:list-item>
                </text:list>
              </text:list-item>
              <text:list-item>
                <text:p>工作的抽象化</text:p>
                <text:list>
                  <text:list-item>
                    <text:p>對於倉儲作業，我們只需提供商品名稱與數量，<text:line-break/>無須了解是人工撿貨還是機器撿貨。</text:p>
                  </text:list-item>
                  <text:list-item>
                    <text:p>對於求平方根的程式，我們也不需知道它用甚麼<text:line-break/>方法。</text:p>
                  </text:list-item>
                  <text:list-item>
                    <text:p>對使用者隱藏非必要資訊，是重要的設計原則。<text:line-break/>(不能要求手機用戶了解通訊原理)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3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程式分割的</text:span><text:span text:style-name="T2">3</text:span><text:span text:style-name="T2">個重要概念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3">
              <text:list-item>
                <text:p>工作的重複使用性</text:p>
                <text:list>
                  <text:list-item>
                    <text:p>求平方根的程式，不能只會求2的平方根，<text:line-break/>也要能求3, 5.5, ....的平方根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4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將程式切分為不同的黑盒子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3">
              <text:list-item>
                <text:p>在分析及設計的階段，可以把每個小程式看成是<text:line-break/>一個黑盒子，只須知道輸入與輸出，不必考慮<text:line-break/>如何完成工作。</text:p>
                <text:list>
                  <text:list-item>
                    <text:p>求兩數的最大公因數<text:line-break/>輸入: 兩個正整數<text:line-break/>輸出: 此兩數的最大公因數<text:line-break/>如何求: 使用者無須知道，設計者可暫時略過。</text:p>
                  </text:list-item>
                </text:list>
              </text:list-item>
              <text:list-item>
                <text:p>這裡的黑盒子，就是一塊小程式，我們可以稱它為<text:line-break/>函式，或模組。(它們之間有些為的差距)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5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什麼是函式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簡單的說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函式是有名字的一群程式指令的集合 </text:span><text:span text:style-name="T4">(</text:span><text:span text:style-name="T4">模組化</text:span><text:span text:style-name="T4">)</text:span></text:p>
                  </text:list-item>
                  <text:list-item>
                    <text:p text:style-name="P6"><text:span text:style-name="T4">『呼叫』函式名字，便可以執行這一群指令。</text:span><text:span text:style-name="T4">(</text:span><text:span text:style-name="T4">抽象化</text:span><text:span text:style-name="T4">)</text:span></text:p>
                  </text:list-item>
                  <text:list-item>
                    <text:p text:style-name="P6"><text:span text:style-name="T4">假如我們的程式中洽有一群指令，可以完成某特定工作，</text:span><text:span text:style-name="T4"><text:line-break/></text:span><text:span text:style-name="T4"> <text:s/>且這工作常會用到，便適合把他們包裝為函式。</text:span><text:span text:style-name="T4">(</text:span><text:span text:style-name="T4">重複使用性</text:span><text:span text:style-name="T4">)</text:span></text:p>
                  </text:list-item>
                  <text:list-item>
                    <text:p text:style-name="P6"><text:span text:style-name="T4">以後只要打入函式名字，就能執行這群指令。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6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什麼是函式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什麼是函式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為什麼要有函式？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<text:s/></text:span><text:span text:style-name="T4">免除重複，節省程式碼</text:span></text:p>
                  </text:list-item>
                  <text:list-item>
                    <text:p text:style-name="P6"><text:span text:style-name="T4"><text:s/></text:span><text:span text:style-name="T4">程式結構抽象化，隱藏複雜度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4"><text:s text:c="2"/></text:span><text:span text:style-name="T4">例：輸入 </text:span><text:span text:style-name="T4">n </text:span><text:span text:style-name="T4">筆數，求其標準差</text:span><text:span text:style-name="T4"><text:line-break/></text:span><text:span text:style-name="T4"> <text:s text:c="4"/>你不知道標準差的求法，也可以使用標準差函式得到答案。</text:span></text:p>
                      </text:list-item>
                    </text:list>
                  </text:list-item>
                  <text:list-item>
                    <text:p text:style-name="P6"><text:span text:style-name="T4"><text:s/></text:span><text:span text:style-name="T4">擴大工作的適用範圍</text:span></text:p>
                    <text:list>
                      <text:list-item>
                        <text:p text:style-name="P6"><text:span text:style-name="T4"><text:s/></text:span><text:span text:style-name="T4">例：</text:span><text:span text:style-name="T4">sqrt(n) <text:s/></text:span><text:span text:style-name="T4">透過參數設定，可求任一數的平方根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7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什麼是函式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什麼是函式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我們已經用過不少</text:span><text:span text:style-name="T3">python </text:span><text:span text:style-name="T3">提供給我們的函式：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<text:s text:c="2"/></text:span><text:span text:style-name="T4">type(object)</text:span><text:span text:style-name="T4"><text:line-break/></text:span><text:span text:style-name="T4"> <text:s text:c="3"/>input(“ enter your age: “) </text:span><text:span text:style-name="T4"><text:line-break/></text:span><text:span text:style-name="T4"> <text:s text:c="3"/>max(1,3,8,4,7), …..</text:span></text:p>
                  </text:list-item>
                  <text:list-item>
                    <text:p text:style-name="P6"><text:span text:style-name="T4"><text:s/></text:span><text:span text:style-name="T4">凡是某個名字後面帶一對小括號就是函式。</text:span></text:p>
                  </text:list-item>
                  <text:list-item>
                    <text:p text:style-name="P6"><text:span text:style-name="T4"><text:s/></text:span><text:span text:style-name="T4">如果函數需要輸入某些資料，就標記在小括號之內，如</text:span><text:span text:style-name="T4">:</text:span><text:span text:style-name="T4"><text:line-break/></text:span><text:span text:style-name="T4"> <text:s text:c="4"/>type(23) </text:span><text:span text:style-name="T4"><text:line-break/></text:span><text:span text:style-name="T4"> <text:s text:c="4"/>print(“hello\n”, x+y)</text:span></text:p>
                  </text:list-item>
                  <text:list-item>
                    <text:p text:style-name="P6"><text:span text:style-name="T4"><text:s/></text:span><text:span text:style-name="T4">函數的執行結果，通常會產生有意義的值，這便稱為函數的</text:span><text:span text:style-name="T4"><text:line-break/></text:span><text:span text:style-name="T4"> <text:s text:c="2"/>傳回值。如</text:span><text:span text:style-name="T4">:</text:span><text:span text:style-name="T4"><text:line-break/></text:span><text:span text:style-name="T4"> <text:s text:c="3"/>min(2,8,4) <text:s/></text:span><text:span text:style-name="T5"></text:span><text:span text:style-name="T4"> 2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8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函式可分為兩個層面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使用者層面</text:span></text:p>
                <text:list>
                  <text:list-item>
                    <text:p text:style-name="P5"><text:span text:style-name="T3">須提供甚麼輸入</text:span><text:span text:style-name="T3">(arguments)</text:span><text:span text:style-name="T3">，數量與型態</text:span><text:span text:style-name="T3">?</text:span></text:p>
                  </text:list-item>
                  <text:list-item>
                    <text:p text:style-name="P5"><text:span text:style-name="T3">如何使用傳回值</text:span><text:span text:style-name="T3">?(</text:span><text:span text:style-name="T3">如果有的話</text:span><text:span text:style-name="T3">)</text:span></text:p>
                  </text:list-item>
                </text:list>
              </text:list-item>
              <text:list-item>
                <text:p text:style-name="P5"><text:span text:style-name="T3">撰寫者層面</text:span></text:p>
                <text:list>
                  <text:list-item>
                    <text:p text:style-name="P5"><text:span text:style-name="T3">需要外部輸入甚麼</text:span><text:span text:style-name="T3">?(parameters)</text:span></text:p>
                  </text:list-item>
                  <text:list-item>
                    <text:p text:style-name="P5"><text:span text:style-name="T3">如何完成任務</text:span><text:span text:style-name="T3">?(algorithm)</text:span></text:p>
                  </text:list-item>
                  <text:list-item>
                    <text:p text:style-name="P5"><text:span text:style-name="T3">要輸出甚麼</text:span><text:span text:style-name="T3">?(return value)</text:span></text:p>
                  </text:list-item>
                  <text:list-item>
                    <text:p text:style-name="P5"><text:span text:style-name="T3">一般以文件字串</text:span><text:span text:style-name="T3">(docstring)</text:span><text:span text:style-name="T3">交代這三件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9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什麼是函式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什麼是函式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以數學的角度說，函數就是從定義域對應到值域</text:span><text:span text:style-name="T3"><text:line-break/></text:span><text:span text:style-name="T3"> <text:s text:c="2"/>的運算。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<text:s/></text:span><text:span text:style-name="T4">定義域就是函數的輸入</text:span><text:span text:style-name="T4">(</text:span><text:span text:style-name="T4">參數</text:span><text:span text:style-name="T4">)</text:span><text:span text:style-name="T4">。</text:span></text:p>
                  </text:list-item>
                  <text:list-item>
                    <text:p text:style-name="P6"><text:span text:style-name="T4"><text:s/></text:span><text:span text:style-name="T4">值域就是函數的輸出</text:span><text:span text:style-name="T4">(</text:span><text:span text:style-name="T4">傳回值</text:span><text:span text:style-name="T4">)</text:span><text:span text:style-name="T4">。</text:span></text:p>
                  </text:list-item>
                  <text:list-item>
                    <text:p text:style-name="P6"><text:span text:style-name="T4"><text:s/></text:span><text:span text:style-name="T4">兩者間的對應關係就是函數的運算</text:span><text:span text:style-name="T4">(</text:span><text:span text:style-name="T4">指令群</text:span><text:span text:style-name="T4">)</text:span><text:span text:style-name="T4">。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sqrt(4) </text:span><text:span text:style-name="T6"></text:span><text:span text:style-name="T3"> 2 <text:s/></text:span><text:span text:style-name="T3"><text:line-break/></text:span><text:span text:style-name="T3"> # 4 </text:span><text:span text:style-name="T3">是輸入，</text:span><text:span text:style-name="T3">2 </text:span><text:span text:style-name="T3">是傳回值，求平方根的過程是運算。</text:span></text:p>
              </text:list-item>
              <text:list-item>
                <text:p text:style-name="P4"><text:span text:style-name="T3"><text:s/></text:span><text:span text:style-name="T3">max( 1,4,7) </text:span><text:span text:style-name="T6"></text:span><text:span text:style-name="T3"> 7</text:span><text:span text:style-name="T3"><text:line-break/></text:span><text:span text:style-name="T3"> # </text:span><text:span text:style-name="T3">輸入是</text:span><text:span text:style-name="T3">3</text:span><text:span text:style-name="T3">個數，</text:span><text:span text:style-name="T3">7 </text:span><text:span text:style-name="T3">是傳回值，求最大值的過程是運</text:span><text:span text:style-name="T3"><text:line-break/></text:span><text:span text:style-name="T3"> <text:s text:c="3"/>算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10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什麼是函式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什麼是函式</text:span></text:p>
          </draw:text-box>
        </draw:frame>
        <draw:frame draw:name="Content Placeholder 2" presentation:style-name="pr5" draw:text-style-name="P2" draw:layer="layout" svg:width="23.62cm" svg:height="13.482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在程式語言的世界，函式可以不那麼嚴格</text:span><text:span text:style-name="T3"><text:line-break/></text:span><text:span text:style-name="T3"> <text:s/></text:span><text:span text:style-name="T3">(</text:span><text:span text:style-name="T3">但更多變</text:span><text:span text:style-name="T3">)</text:span><text:span text:style-name="T3">。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<text:s/></text:span><text:span text:style-name="T7">函數可以沒有輸入 </text:span><text:span text:style-name="T7">: </text:span><text:span text:style-name="T7">括號內是空的</text:span></text:p>
                  </text:list-item>
                  <text:list-item>
                    <text:p text:style-name="P6"><text:span text:style-name="T7"><text:s/></text:span><text:span text:style-name="T7">函數可以沒有傳回值 </text:span><text:span text:style-name="T7">: <text:s/></text:span><text:span text:style-name="T7">沒有 </text:span><text:span text:style-name="T7">return </text:span><text:span text:style-name="T7">指令 </text:span><text:span text:style-name="T7">( python </text:span><text:span text:style-name="T7">自動傳回 </text:span><text:span text:style-name="T7">None)</text:span></text:p>
                  </text:list-item>
                  <text:list-item>
                    <text:p text:style-name="P6"><text:span text:style-name="T7"><text:s/></text:span><text:span text:style-name="T7">函數甚至可以沒有運算 </text:span><text:span text:style-name="T7">: <text:s text:c="2"/>Python </text:span><text:span text:style-name="T7">用 </text:span><text:span text:style-name="T7">pass </text:span><text:span text:style-name="T7">指令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不過，面對任何函數，我們始終要關注</text:span><text:span text:style-name="T3">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4"><text:s/></text:span><text:span text:style-name="T7">函數的名字是</text:span><text:span text:style-name="T7">?</text:span></text:p>
                  </text:list-item>
                  <text:list-item>
                    <text:p text:style-name="P6"><text:span text:style-name="T7"><text:s/></text:span><text:span text:style-name="T7">函數需要甚麼輸入</text:span><text:span text:style-name="T7">? (</text:span><text:span text:style-name="T7">參數</text:span><text:span text:style-name="T7">)</text:span></text:p>
                  </text:list-item>
                  <text:list-item>
                    <text:p text:style-name="P6"><text:span text:style-name="T7"><text:s/></text:span><text:span text:style-name="T7">函數的結果是甚麼</text:span><text:span text:style-name="T7">? (</text:span><text:span text:style-name="T7">傳回值</text:span><text:span text:style-name="T7">)</text:span></text:p>
                  </text:list-item>
                  <text:list-item>
                    <text:p text:style-name="P6"><text:span text:style-name="T7"><text:s/></text:span><text:span text:style-name="T7">函數如何求得結果</text:span><text:span text:style-name="T7">? <text:s/>(</text:span><text:span text:style-name="T7">又稱作演算法</text:span><text:span text:style-name="T7">) #</text:span><text:span text:style-name="T7">若我們是使用者，則無需關心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11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如何做出自己的函式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如何寫出自己的函式</text:span></text:p>
          </draw:text-box>
        </draw:frame>
        <draw:frame draw:name="Content Placeholder 2" presentation:style-name="pr5" draw:text-style-name="P2" draw:layer="layout" svg:width="23.62cm" svg:height="12.698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定義函式的文法：</text:span><text:span text:style-name="T3"><text:line-break/></text:span><text:span text:style-name="T3"> </text:span><text:span text:style-name="T3">def <text:s/>funName(parameter, …) :</text:span><text:span text:style-name="T3"><text:line-break/></text:span><text:span text:style-name="T3"> <text:s text:c="6"/>instruction se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<text:s/></text:span><text:span text:style-name="T4">def </text:span><text:span text:style-name="T4">是關鍵字，表明要建立一個函式</text:span></text:p>
                  </text:list-item>
                  <text:list-item>
                    <text:p text:style-name="P6"><text:span text:style-name="T4"><text:s/></text:span><text:span text:style-name="T4">funName </text:span><text:span text:style-name="T4">是函式的名字</text:span></text:p>
                  </text:list-item>
                  <text:list-item>
                    <text:p text:style-name="P6"><text:span text:style-name="T4"><text:s/></text:span><text:span text:style-name="T4">小括號內為所需要的參數，以逗點分隔</text:span></text:p>
                  </text:list-item>
                  <text:list-item>
                    <text:p text:style-name="P6"><text:span text:style-name="T4"><text:s/></text:span><text:span text:style-name="T4">冒號是必要的</text:span></text:p>
                  </text:list-item>
                  <text:list-item>
                    <text:p text:style-name="P6"><text:span text:style-name="T4"><text:s/></text:span><text:span text:style-name="T4">下一行開始便是此函式要執行的所有指令，</text:span><text:span text:style-name="T4"><text:line-break/></text:span><text:span text:style-name="T4"> <text:s text:c="2"/>必須有一致的內縮</text:span><text:span text:style-name="T4">(</text:span><text:span text:style-name="T4">慣例是內縮</text:span><text:span text:style-name="T4">4</text:span><text:span text:style-name="T4">格</text:span><text:span text:style-name="T4">)</text:span><text:span text:style-name="T4">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12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定義函式(只有行動，沒有傳回值)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範例函式</text:span><text:span text:style-name="T2">(21.1)</text:span></text:p>
          </draw:text-box>
        </draw:frame>
        <draw:frame draw:name="Content Placeholder 2" presentation:style-name="pr5" draw:text-style-name="P2" draw:layer="layout" svg:width="23.62cm" svg:height="12.698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def take_attendance(classroom,who_is_here):</text:span><text:span text:style-name="T3"><text:line-break/></text:span><text:span text:style-name="T3"> <text:s text:c="8"/>''' what the function does <text:s text:c="4"/>#</text:span><text:span text:style-name="T3">文件字串，函式說明</text:span><text:span text:style-name="T3"><text:line-break/></text:span><text:span text:style-name="T3"> <text:s text:c="11"/></text:span><text:span text:style-name="T3">what is/are the input</text:span><text:span text:style-name="T3"><text:line-break/></text:span><text:span text:style-name="T3"> <text:s text:c="11"/>what is/are the output</text:span><text:span text:style-name="T3"><text:line-break/></text:span><text:span text:style-name="T3"> <text:s text:c="8"/>'''</text:span><text:span text:style-name="T3"><text:line-break/></text:span><text:span text:style-name="T3"> <text:s text:c="8"/>for kid in classroom:</text:span><text:span text:style-name="T3"><text:line-break/></text:span><text:span text:style-name="T3"> <text:s text:c="13"/>if kid in who_is_here:</text:span><text:span text:style-name="T3"><text:line-break/></text:span><text:span text:style-name="T3"> <text:s text:c="19"/>print(kid)</text:span><text:span text:style-name="T3"><text:line-break/></text:span><text:span text:style-name="T3"> <text:s text:c="8"/>return 'finish taking attendance.' <text:s text:c="2"/># </text:span><text:span text:style-name="T3">函式傳回值</text:span></text:p>
              </text:list-item>
              <text:list-item>
                <text:p text:style-name="P4"><text:span text:style-name="T3">觀念驗證 </text:span><text:span text:style-name="T3">21.1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13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rameters vs. arguments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Parameters vs. arguments</text:span></text:p>
          </draw:text-box>
        </draw:frame>
        <draw:frame draw:name="Content Placeholder 2" presentation:style-name="pr5" draw:text-style-name="P2" draw:layer="layout" svg:width="23.62cm" svg:height="12.698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定義函式時，小括號內的變數名字稱作 </text:span><text:span text:style-name="T3">parameter</text:span><text:span text:style-name="T3">。 <text:s text:c="3"/></text:span><text:span text:style-name="T3">(</text:span><text:span text:style-name="T3">函式需要用到的資料的代名詞</text:span><text:span text:style-name="T3">)</text:span><text:span text:style-name="T3"><text:line-break/></text:span><text:span text:style-name="T3"> </text:span><text:span text:style-name="T3">使用函式時，小括號內的</text:span><text:span text:style-name="T8">運算式</text:span><text:span text:style-name="T3">稱作 </text:span><text:span text:style-name="T3">argument </text:span><text:span text:style-name="T3">。</text:span><text:span text:style-name="T3"><text:line-break/></text:span><text:span text:style-name="T3"> </text:span><text:span text:style-name="T3">(</text:span><text:span text:style-name="T3">提供給函式的真正資料</text:span><text:span text:style-name="T3">---</text:span><text:span text:style-name="T3">它們必須有明確的值</text:span><text:span text:style-name="T3">)</text:span></text:p>
              </text:list-item>
              <text:list-item>
                <text:p text:style-name="P4"><text:span text:style-name="T3"><text:s text:c="2"/></text:span><text:span text:style-name="T3">def <text:s/>function1(x,y):</text:span><text:span text:style-name="T3"><text:line-break/></text:span><text:span text:style-name="T3"> <text:s text:c="12"/>print((x+y)/2)</text:span></text:p>
              </text:list-item>
              <text:list-item>
                <text:p text:style-name="P4"><text:span text:style-name="T3"><text:s/></text:span><text:span text:style-name="T3">函式執行時，</text:span><text:span text:style-name="T3">argument </text:span><text:span text:style-name="T3">的值會指定給 </text:span><text:span text:style-name="T3">parameter</text:span><text:span text:style-name="T3"><text:line-break/></text:span><text:span text:style-name="T3"> <text:s text:c="5"/>function1(2+3, min(8,6,4,1)) ==&gt; </text:span><text:span text:style-name="T3">顯示 </text:span><text:span text:style-name="T3">3</text:span></text:p>
              </text:list-item>
              <text:list-item>
                <text:p text:style-name="P4"><text:span text:style-name="T3"><text:s/></text:span><text:span text:style-name="T3">觀念驗證 </text:span><text:span text:style-name="T3">21.3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14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使用函式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位置參數</text:span><text:span text:style-name="T2">(positional)</text:span><text:span text:style-name="T2">與</text:span><text:span text:style-name="T2"><text:line-break/></text:span><text:span text:style-name="T2">指名參數</text:span><text:span text:style-name="T2">(keyword)</text:span></text:p>
          </draw:text-box>
        </draw:frame>
        <draw:frame draw:name="Content Placeholder 2" presentation:style-name="pr5" draw:text-style-name="P2" draw:layer="layout" svg:width="23.62cm" svg:height="13.483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Parameters </text:span><text:span text:style-name="T3">與 </text:span><text:span text:style-name="T3">Arguments </text:span><text:span text:style-name="T3">之間的關係，原則上</text:span><text:span text:style-name="T3"><text:line-break/></text:span><text:span text:style-name="T3"> <text:s text:c="3"/>是以位置順序來對應。</text:span></text:p>
              </text:list-item>
              <text:list-item>
                <text:p text:style-name="P4"><text:span text:style-name="T3"><text:s/></text:span><text:span text:style-name="T3">我們也可以直接用參數名稱來指定參數值</text:span><text:span text:style-name="T3">:</text:span></text:p>
                <text:list>
                  <text:list-item>
                    <text:p text:style-name="P5"><text:span text:style-name="T3">def fun(a,b,c):</text:span><text:span text:style-name="T3"><text:line-break/></text:span><text:span text:style-name="T3"> <text:s text:c="3"/>......</text:span></text:p>
                  </text:list-item>
                  <text:list-item>
                    <text:p text:style-name="P5"><text:span text:style-name="T3">fun(1,2,3) # 1-&gt;a, 2-&gt;b, 3-&gt;c</text:span></text:p>
                  </text:list-item>
                  <text:list-item>
                    <text:p text:style-name="P5"><text:span text:style-name="T3">fun(4,c =3,b = 2) <text:s/># 4-&gt;a, 2-&gt;b, 3-&gt;c</text:span></text:p>
                  </text:list-item>
                  <text:list-item>
                    <text:p text:style-name="P5"><text:span text:style-name="T3">fun(b=3,a=5,c=7) <text:s/># 5-&gt;a, 3-&gt;b, 7-&gt;c</text:span></text:p>
                  </text:list-item>
                  <text:list-item>
                    <text:p text:style-name="P5"><text:span text:style-name="T3">注意</text:span><text:span text:style-name="T3">:</text:span><text:span text:style-name="T3">位置參數必須在指名參數之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15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位置參數</text:span><text:span text:style-name="T2">(positional)</text:span><text:span text:style-name="T2">與</text:span><text:span text:style-name="T2"><text:line-break/></text:span><text:span text:style-name="T2">指名參數</text:span><text:span text:style-name="T2">(keyword)</text:span></text:p>
          </draw:text-box>
        </draw:frame>
        <draw:frame draw:name="Content Placeholder 2" presentation:style-name="pr5" draw:text-style-name="P2" draw:layer="layout" svg:width="23.62cm" svg:height="13.483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print('happy', 35, sep='@')</text:span></text:p>
              </text:list-item>
              <text:list-item>
                <text:p text:style-name="P4"><text:span text:style-name="T3"><text:s/></text:span><text:span text:style-name="T3">print(20, chr(66),6.6, end='!\n',sep = '~')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16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函式執行的結果" draw:style-name="dp1" draw:master-page-name="預設_20_1">
        <draw:frame draw:name="標題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函式執行的結果</text:span><text:span text:style-name="T2">(</text:span><text:span text:style-name="T2">傳回值</text:span><text:span text:style-name="T2">)</text:span></text:p>
          </draw:text-box>
        </draw:frame>
        <draw:frame draw:name="內容版面配置區 2" presentation:style-name="pr5" draw:text-style-name="P2" draw:layer="layout" svg:width="23.62cm" svg:height="12.698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在 </text:span><text:span text:style-name="T3">python </text:span><text:span text:style-name="T3">中，所有的函數都有傳回值。</text:span><text:span text:style-name="T3"><text:line-break/></text:span><text:span text:style-name="T3"> <text:s/></text:span><text:span text:style-name="T3">---</text:span><text:span text:style-name="T3">沒有傳回值的函數會自動傳回 </text:span><text:span text:style-name="T3">None</text:span></text:p>
              </text:list-item>
              <text:list-item>
                <text:p text:style-name="P8"><text:span text:style-name="T3"><text:s/></text:span><text:span text:style-name="T3">None </text:span><text:span text:style-name="T3">多數時間不重要，有時卻很有用。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<text:line-break/></text:span><text:span text:style-name="T3"> </text:span><text:span text:style-name="T3">def mySqrt(n):</text:span><text:span text:style-name="T3"><text:line-break/></text:span><text:span text:style-name="T3"> <text:s text:c="8"/>if n &lt; 0 : </text:span><text:span text:style-name="T3"><text:line-break/></text:span><text:span text:style-name="T3"> <text:s text:c="13"/>return None</text:span><text:span text:style-name="T3"><text:line-break/></text:span><text:span text:style-name="T3"> <text:s text:c="8"/>else :</text:span><text:span text:style-name="T3"><text:line-break/></text:span><text:span text:style-name="T3"> <text:s text:c="13"/>return math.sqrt(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17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預設_20_1">
        <draw:frame draw:name="Title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呼叫函式</text:span></text:p>
          </draw:text-box>
        </draw:frame>
        <draw:frame draw:name="Content Placeholder 2" presentation:style-name="pr5" draw:text-style-name="P2" draw:layer="layout" svg:width="23.62cm" svg:height="13.483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對於沒有傳回值的函式：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<text:s/></text:span><text:span text:style-name="T9">直接寫出函式名字，並提供必要參數即可</text:span></text:p>
                  </text:list-item>
                  <text:list-item>
                    <text:p text:style-name="P6"><text:span text:style-name="T9"><text:s/></text:span><text:span text:style-name="T9">greeting(‘Jack’) <text:s text:c="2"/># ‘Jack’ </text:span><text:span text:style-name="T9">是 </text:span><text:span text:style-name="T9">argument</text:span></text:p>
                  </text:list-item>
                  <text:list-item>
                    <text:p text:style-name="P6"><text:span text:style-name="T9"><text:s/></text:span><text:span text:style-name="T9">simpleMath(2,5) <text:s/># 2, 5 </text:span><text:span text:style-name="T9">也是 </text:span><text:span text:style-name="T9">argument</text:span></text:p>
                  </text:list-item>
                </text:list>
              </text:list-item>
              <text:list-item>
                <text:p text:style-name="P4"><text:span text:style-name="T3">對於有傳回值的函式：</text:span></text:p>
                <text:list>
                  <text:list-item>
                    <text:p text:style-name="P6"><text:span text:style-name="T4"><text:s/></text:span><text:span text:style-name="T9">通常會用一個變數來接收此傳回值，以便後續使用</text:span></text:p>
                  </text:list-item>
                  <text:list-item>
                    <text:p text:style-name="P6"><text:span text:style-name="T9"><text:s text:c="2"/></text:span><text:span text:style-name="T9">x = threeSum(1,4,8)</text:span><text:span text:style-name="T9"><text:line-break/></text:span><text:span text:style-name="T9"> <text:s/>print(x)</text:span></text:p>
                  </text:list-item>
                  <text:list-item>
                    <text:p text:style-name="P6"><text:span text:style-name="T9"><text:s text:c="2"/></text:span><text:span text:style-name="T9">st = makeHello(‘Mary’)</text:span><text:span text:style-name="T9"><text:line-break/></text:span><text:span text:style-name="T9"> <text:s/>print(st + ‘ has ‘, len(st), ‘characters.’)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4cm" svg:x="3.074cm" svg:y="2.258cm" draw:page-number="18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 綜合整理" draw:style-name="dp1" draw:master-page-name="預設_20_1">
        <draw:frame draw:name="標題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<text:s/></text:span><text:span text:style-name="T2">綜合整理</text:span></text:p>
          </draw:text-box>
        </draw:frame>
        <draw:frame draw:name="內容版面配置區 2" presentation:style-name="pr5" draw:text-style-name="P2" draw:layer="layout" svg:width="23.62cm" svg:height="12.698cm" svg:x="0.838cm" svg:y="4.242cm" presentation:class="outline" presentation:user-transformed="true">
          <draw:text-box>
            <text:list text:style-name="L8">
              <text:list-item>
                <text:p text:style-name="P4"><text:span text:style-name="T3"><text:s/></text:span><text:span text:style-name="T3">函式是有名字的一群指令－－函式的名字</text:span><text:span text:style-name="T3"><text:line-break/></text:span><text:span text:style-name="T3"/></text:p>
              </text:list-item>
              <text:list-item>
                <text:p text:style-name="P4"><text:span text:style-name="T3"><text:s/></text:span><text:span text:style-name="T3">多數的函式需要傳入原料 －－ 函式的參數</text:span><text:span text:style-name="T3"><text:line-break/></text:span><text:span text:style-name="T3"/></text:p>
              </text:list-item>
              <text:list-item>
                <text:p text:style-name="P4"><text:span text:style-name="T3"><text:s/></text:span><text:span text:style-name="T3">函式執行時，除了過程中產生的結果外</text:span><text:span text:style-name="T3">(</text:span><text:span text:style-name="T3">如印出</text:span><text:span text:style-name="T3"><text:line-break/></text:span><text:span text:style-name="T3"> 一些訊息</text:span><text:span text:style-name="T3">)</text:span><text:span text:style-name="T3">，最後一定會有傳回值－－函數的傳回值</text:span></text:p>
              </text:list-item>
            </text:list>
            <text:list text:style-name="L9">
              <text:list-item>
                <text:p text:style-name="P4"><text:span text:style-name="T3"><text:s/></text:span><text:span text:style-name="T3">函式執行每一道指令的步驟 －－演算法</text:span></text:p>
              </text:list-item>
            </text:list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19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函式也可以傳回數個值" draw:style-name="dp1" draw:master-page-name="預設_20_1">
        <draw:frame draw:name="標題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函式也可以傳回多個值</text:span><text:span text:style-name="T2"><text:line-break/></text:span><text:span text:style-name="T2">這是</text:span><text:span text:style-name="T2">python </text:span><text:span text:style-name="T2">才有的特性</text:span></text:p>
          </draw:text-box>
        </draw:frame>
        <draw:frame draw:name="內容版面配置區 2" presentation:style-name="pr5" draw:text-style-name="P2" draw:layer="layout" svg:width="23.62cm" svg:height="12.698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return &lt;value1&gt;, &lt;value2&gt;, &lt;value3&gt;, …</text:span></text:p>
              </text:list-item>
              <text:list-item>
                <text:p text:style-name="P4"><text:span text:style-name="T3"><text:s/></text:span><text:span text:style-name="T3">def divmod(x,y):</text:span><text:span text:style-name="T3"><text:line-break/></text:span><text:span text:style-name="T3"> <text:s text:c="5"/>q = x // y</text:span><text:span text:style-name="T3"><text:line-break/></text:span><text:span text:style-name="T3"> <text:s text:c="5"/>r = x % y</text:span><text:span text:style-name="T3"><text:line-break/></text:span><text:span text:style-name="T3"> <text:s text:c="5"/>return q,r # </text:span><text:span text:style-name="T3">傳回商和餘數</text:span></text:p>
              </text:list-item>
              <text:list-item>
                <text:p text:style-name="P4"><text:span text:style-name="T3"><text:s/></text:span><text:span text:style-name="T3">a,b = divmod(23,5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<text:s/></text:span><text:span text:style-name="T4">a </text:span><text:span text:style-name="T5"></text:span><text:span text:style-name="T4"> 4</text:span></text:p>
                  </text:list-item>
                  <text:list-item>
                    <text:p text:style-name="P6"><text:span text:style-name="T4"><text:s/></text:span><text:span text:style-name="T4">B </text:span><text:span text:style-name="T5"></text:span><text:span text:style-name="T4"> 3</text:span></text:p>
                  </text:list-item>
                </text:list>
              </text:list-item>
              <text:list-item>
                <text:p text:style-name="P5"><text:span text:style-name="T4"><text:s/></text:span><text:span text:style-name="T4">觀念驗證 </text:span><text:span text:style-name="T4">21.7</text:span><text:span text:style-name="T4"><text:line-break/></text:span><text:span text:style-name="T4"> <text:s text:c="5"/></text:span><text:span text:style-name="T4"><text:line-break/></text:span><text:span text:style-name="T4"> <text:s text:c="4"/>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0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預設_20_1">
        <draw:frame draw:name="標題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函式的說明文件</text:span></text:p>
          </draw:text-box>
        </draw:frame>
        <draw:frame draw:name="內容版面配置區 2" presentation:style-name="pr5" draw:text-style-name="P2" draw:layer="layout" svg:width="23.62cm" svg:height="12.698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函式開頭用三個引號包住的字串便是說明文件。</text:span></text:p>
              </text:list-item>
              <text:list-item>
                <text:p text:style-name="P4"><text:span text:style-name="T3"><text:s/></text:span><text:span text:style-name="T3">在 </text:span><text:span text:style-name="T3">python </text:span><text:span text:style-name="T3">中，說明文件扮演很重要的角色</text:span><text:span text:style-name="T3">:</text:span></text:p>
                <text:list>
                  <text:list-item>
                    <text:p text:style-name="P5"><text:span text:style-name="T3">我們用 </text:span><text:span text:style-name="T3">help(fun) </text:span><text:span text:style-name="T3">顯示的就是說明文件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試試看</text:span><text:span text:style-name="T3">:</text:span></text:p>
                <text:list>
                  <text:list-item>
                    <text:p text:style-name="P5"><text:span text:style-name="T3">help(print)</text:span></text:p>
                  </text:list-item>
                  <text:list-item>
                    <text:p text:style-name="P5"><text:span text:style-name="T3">help(</text:span><text:span text:style-name="T3">你自己的函式</text:span><text:span text:style-name="T3">)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練習 </text:span><text:span text:style-name="T3">p. 21-15 <text:s/>Q1,Q2,Q3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1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預設_20_1">
        <draw:frame draw:name="標題 1" presentation:style-name="pr4" draw:text-style-name="P2" draw:layer="layout" svg:width="23.705cm" svg:height="2.106cm" svg:x="0.838cm" svg:y="0.635cm" presentation:class="title" presentation:user-transformed="true">
          <draw:text-box>
            <text:p text:style-name="P3"><text:span text:style-name="T2">函式的進階技巧</text:span></text:p>
          </draw:text-box>
        </draw:frame>
        <draw:frame draw:name="內容版面配置區 2" presentation:style-name="pr5" draw:text-style-name="P2" draw:layer="layout" svg:width="23.62cm" svg:height="12.698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變數的有效範圍</text:span></text:p>
                <text:list>
                  <text:list-item>
                    <text:p text:style-name="P5"><text:span text:style-name="T3">函式在被呼叫時才開始執行</text:span><text:span text:style-name="T3">(</text:span><text:span text:style-name="T3">並存在</text:span><text:span text:style-name="T3">)</text:span><text:span text:style-name="T3">，執行</text:span><text:span text:style-name="T3"><text:line-break/></text:span><text:span text:style-name="T3">完畢後便消失。此稱為函式的生命週期。</text:span></text:p>
                  </text:list-item>
                  <text:list-item>
                    <text:p text:style-name="P5"><text:span text:style-name="T3">函式所定義的參數，以及其內部所建立的變數</text:span><text:span text:style-name="T3"><text:line-break/></text:span><text:span text:style-name="T3">與物件，其有效範圍僅限於函式本身，而其</text:span><text:span text:style-name="T3"><text:line-break/></text:span><text:span text:style-name="T3">存在時間也僅限於函式的生命週期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2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變數的有效範圍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def scope(a,b):</text:span><text:span text:style-name="T3"><text:line-break/></text:span><text:span text:style-name="T3"> <text:s text:c="9"/>x = a</text:span><text:span text:style-name="T3"><text:line-break/></text:span><text:span text:style-name="T3"> <text:s text:c="9"/>y = b-a</text:span><text:span text:style-name="T3"><text:line-break/></text:span><text:span text:style-name="T3"> <text:s text:c="9"/>print(y**2)</text:span><text:span text:style-name="T3"><text:line-break/></text:span><text:span text:style-name="T3"> <text:s text:c="9"/>return y+1</text:span><text:span text:style-name="T3"><text:line-break/></text:span><text:span text:style-name="T3"> <text:s text:c="4"/>b = 6</text:span><text:span text:style-name="T3"><text:line-break/></text:span><text:span text:style-name="T3"> <text:s text:c="4"/>y = 3</text:span><text:span text:style-name="T3"><text:line-break/></text:span><text:span text:style-name="T3"> <text:s text:c="4"/>a = scope(b,y)</text:span><text:span text:style-name="T3"><text:line-break/></text:span><text:span text:style-name="T3"> <text:s text:c="4"/>print(b,y)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3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巢狀函式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某個函式內，又用 </text:span><text:span text:style-name="T3">def </text:span><text:span text:style-name="T3">定義了另一個函式，即</text:span><text:span text:style-name="T3"><text:line-break/></text:span><text:span text:style-name="T3"> <text:s text:c="3"/>稱為巢狀函式。</text:span></text:p>
              </text:list-item>
              <text:list-item>
                <text:p text:style-name="P4"><text:span text:style-name="T3"><text:s text:c="2"/></text:span><text:span text:style-name="T3">內層函式只在外層函式執行時才會被建立。</text:span><text:span text:style-name="T3"><text:line-break/></text:span><text:span text:style-name="T3"> <text:s text:c="2"/></text:span><text:span text:style-name="T4"><text:s text:c="4"/></text:span><text:span text:style-name="T4">Def add_one(a,b):</text:span><text:span text:style-name="T4"><text:line-break/></text:span><text:span text:style-name="T4"> <text:s text:c="14"/>x,y = a+1,b+1</text:span><text:span text:style-name="T4"><text:line-break/></text:span><text:span text:style-name="T4"> <text:s text:c="13"/>def mult(a,b):</text:span><text:span text:style-name="T4"><text:line-break/></text:span><text:span text:style-name="T4"> <text:s text:c="18"/>return a*b</text:span><text:span text:style-name="T4"><text:line-break/></text:span><text:span text:style-name="T4"> <text:s text:c="13"/>return mult(x,y)</text:span><text:span text:style-name="T4"><text:line-break/></text:span><text:span text:style-name="T4"> <text:s text:c="9"/>a,b,x,y = 1,2,5,6</text:span><text:span text:style-name="T4"><text:line-break/></text:span><text:span text:style-name="T4"> <text:s text:c="9"/>print(add_one(x,y))</text:span></text:p>
              </text:list-item>
              <text:list-item>
                <text:p text:style-name="P4"><text:span text:style-name="T4"><text:s/></text:span><text:span text:style-name="T4">觀念驗證 </text:span><text:span text:style-name="T4">22.2 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4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變數有效範圍的規則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函式中要取用某個變數時，先在此函式的範圍中</text:span><text:span text:style-name="T3"><text:line-break/></text:span><text:span text:style-name="T3"> <text:s text:c="4"/>尋找。</text:span></text:p>
              </text:list-item>
              <text:list-item>
                <text:p text:style-name="P4"><text:span text:style-name="T3"><text:s text:c="2"/></text:span><text:span text:style-name="T3">若找不到，則往外層尋找。於此類推。</text:span></text:p>
              </text:list-item>
              <text:list-item>
                <text:p text:style-name="P4"><text:span text:style-name="T3"><text:s text:c="2"/></text:span><text:span text:style-name="T3">若至最外層</text:span><text:span text:style-name="T3">(</text:span><text:span text:style-name="T3">主程式</text:span><text:span text:style-name="T3">)</text:span><text:span text:style-name="T3">仍找不到，則舉發錯誤。</text:span></text:p>
              </text:list-item>
              <text:list-item>
                <text:p text:style-name="P4"><text:span text:style-name="T3"><text:s text:c="2"/></text:span><text:span text:style-name="T3">主程式的範圍稱為全域範圍</text:span><text:span text:style-name="T3">(global scope)</text:span><text:span text:style-name="T3">。</text:span></text:p>
              </text:list-item>
              <text:list-item>
                <text:p text:style-name="P4"><text:span text:style-name="T3"><text:s text:c="2"/></text:span><text:span text:style-name="T3">每個函式，都是一個區域範圍</text:span><text:span text:style-name="T3">(local scope)</text:span><text:span text:style-name="T3">。</text:span></text:p>
              </text:list-item>
              <text:list-item>
                <text:p text:style-name="P4"><text:span text:style-name="T3"><text:s text:c="2"/></text:span><text:span text:style-name="T3">函式無法</text:span><text:span text:style-name="T8">改變</text:span><text:span text:style-name="T3">外層變數的值，只能取用。</text:span></text:p>
              </text:list-item>
              <text:list-item>
                <text:p text:style-name="P4"><text:span text:style-name="T3"><text:s text:c="2"/></text:span><text:span text:style-name="T3">程式</text:span><text:span text:style-name="T3">22.6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5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函式也可以作為參數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Python </text:span><text:span text:style-name="T3">的世界裡，任何東西都事物件。</text:span></text:p>
              </text:list-item>
              <text:list-item>
                <text:p text:style-name="P4"><text:span text:style-name="T3"><text:s/></text:span><text:span text:style-name="T3">任何物件均可作為參數。</text:span></text:p>
              </text:list-item>
              <text:list-item>
                <text:p text:style-name="P4"><text:span text:style-name="T3"><text:s/></text:span><text:span text:style-name="T3">程式 </text:span><text:span text:style-name="T3">22.8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6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函式也可以作為傳回值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通常，我們會在巢狀函式內傳回『內層函式』物件</text:span></text:p>
              </text:list-item>
              <text:list-item>
                <text:p text:style-name="P4"><text:span text:style-name="T3"><text:s/></text:span><text:span text:style-name="T3">程式</text:span><text:span text:style-name="T3">22.9</text:span></text:p>
              </text:list-item>
              <text:list-item>
                <text:p text:style-name="P4"><text:span text:style-name="T3"><text:s/></text:span><text:span text:style-name="T3">觀念驗證 </text:span><text:span text:style-name="T3">22.4</text:span></text:p>
              </text:list-item>
              <text:list-item>
                <text:p text:style-name="P4"><text:span text:style-name="T3"><text:s text:c="2"/></text:span><text:span text:style-name="T3">練習 </text:span><text:span text:style-name="T3">22-14 Q1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7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資料的來源</text:span></text:p>
                <text:list>
                  <text:list-item>
                    <text:p text:style-name="P5"><text:span text:style-name="T3">指定 </text:span><text:span text:style-name="T3">: <text:s text:c="2"/>x = 5</text:span></text:p>
                  </text:list-item>
                  <text:list-item>
                    <text:p text:style-name="P5"><text:span text:style-name="T3">從鍵盤讀入 <text:s/></text:span><text:span text:style-name="T3">: <text:s/>y = input('enter your age:')</text:span></text:p>
                  </text:list-item>
                  <text:list-item>
                    <text:p text:style-name="P5"><text:span text:style-name="T3">從檔案讀入 </text:span><text:span text:style-name="T3">: </text:span><text:span text:style-name="T3">本例主題</text:span></text:p>
                  </text:list-item>
                  <text:list-item>
                    <text:p text:style-name="P5"><text:span text:style-name="T3">從各種感應器讀入 </text:span><text:span text:style-name="T3">: </text:span><text:span text:style-name="T3">攝影機、溫度計、麥克風、</text:span><text:span text:style-name="T3"><text:line-break/></text:span><text:span text:style-name="T3"> <text:s text:c="30"/></text:span><text:span text:style-name="T3">.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8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資料來源檔案</text:span></text:p>
                <text:list>
                  <text:list-item>
                    <text:p text:style-name="P5"><text:span text:style-name="T3">朋友姓名與電話</text:span><text:span text:style-name="T3"><text:line-break/></text:span><text:span text:style-name="T3">張三</text:span><text:span text:style-name="T3"><text:line-break/></text:span><text:span text:style-name="T3">02-28835678</text:span><text:span text:style-name="T3"><text:line-break/></text:span><text:span text:style-name="T3">....</text:span></text:p>
                  </text:list-item>
                  <text:list-item>
                    <text:p text:style-name="P5"><text:span text:style-name="T3">電話區域碼與城市對照表</text:span><text:span text:style-name="T3"><text:line-break/></text:span><text:span text:style-name="T3">02</text:span><text:span text:style-name="T3"><text:line-break/></text:span><text:span text:style-name="T3">台北市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程式目的</text:span><text:span text:style-name="T3">: </text:span><text:span text:style-name="T3">從第一個檔案資料中，分析朋友所居住</text:span><text:span text:style-name="T3"><text:line-break/></text:span><text:span text:style-name="T3"> <text:s text:c="20"/>的城市分佈。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29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工作分析</text:span></text:p>
                <text:list>
                  <text:list-item>
                    <text:p text:style-name="P5"><text:span text:style-name="T3">從第一個檔案建立姓名</text:span><text:span text:style-name="T3">(A)</text:span><text:span text:style-name="T3">與電話</text:span><text:span text:style-name="T3">(B)</text:span><text:span text:style-name="T3">的</text:span><text:span text:style-name="T3">tup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從第二個檔案建立區碼</text:span><text:span text:style-name="T3">(C)</text:span><text:span text:style-name="T3">與城市</text:span><text:span text:style-name="T3">(D)</text:span><text:span text:style-name="T3">的</text:span><text:span text:style-name="T3">tuple</text:span></text:p>
                  </text:list-item>
                  <text:list-item>
                    <text:p text:style-name="P5"><text:span text:style-name="T3">根據</text:span><text:span text:style-name="T3">A,B,C,D, </text:span><text:span text:style-name="T3">分析朋友所分布的城市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0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讀取檔案物件的內容</text:span><text:span text:style-name="T3"><text:line-break/></text:span><text:span text:style-name="T10">def <text:s/>read_file(file):</text:span><text:span text:style-name="T10"><text:line-break/></text:span><text:span text:style-name="T10"> <text:s text:c="3"/>names = ()</text:span><text:span text:style-name="T10"><text:line-break/></text:span><text:span text:style-name="T10"> <text:s text:c="3"/>phones = ()</text:span><text:span text:style-name="T10"><text:line-break/></text:span><text:span text:style-name="T10"> <text:s text:c="3"/>line_count = 0</text:span><text:span text:style-name="T10"><text:line-break/></text:span><text:span text:style-name="T10"> <text:s text:c="3"/>for line in file:</text:span><text:span text:style-name="T10"><text:line-break/></text:span><text:span text:style-name="T10"> <text:s text:c="7"/>line = line.strip('\n')</text:span><text:span text:style-name="T10"><text:line-break/></text:span><text:span text:style-name="T10"> <text:s text:c="7"/>if line_count % 2 == 0:</text:span><text:span text:style-name="T10"><text:line-break/></text:span><text:span text:style-name="T10"> <text:s text:c="11"/>names += (line,)</text:span><text:span text:style-name="T10"><text:line-break/></text:span><text:span text:style-name="T10"> <text:s text:c="7"/>else:</text:span><text:span text:style-name="T10"><text:line-break/></text:span><text:span text:style-name="T10"> <text:s text:c="11"/>phones += (line,)</text:span><text:span text:style-name="T10"><text:line-break/></text:span><text:span text:style-name="T10"> <text:s text:c="7"/>line_cout += 1</text:span><text:span text:style-name="T10"><text:line-break/></text:span><text:span text:style-name="T10"> <text:s text:c="3"/>return names,phones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1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534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清理電話格式</text:span><text:span text:style-name="T3"><text:line-break/></text:span><text:span text:style-name="T10">def <text:s/>sanitize(phone_tuple):</text:span><text:span text:style-name="T10"><text:line-break/></text:span><text:span text:style-name="T10"> <text:s text:c="3"/>clean_string = ()</text:span><text:span text:style-name="T10"><text:line-break/></text:span><text:span text:style-name="T10"> <text:s text:c="3"/>for st in phone_tuple:</text:span><text:span text:style-name="T10"><text:line-break/></text:span><text:span text:style-name="T10"> <text:s text:c="8"/>st = st.replace(' ','')</text:span><text:span text:style-name="T10"><text:line-break/></text:span><text:span text:style-name="T10"> <text:s text:c="8"/>st = st.replace('-','')</text:span><text:span text:style-name="T10"><text:line-break/></text:span><text:span text:style-name="T10"> <text:s text:c="8"/>st = st.replace('(','')</text:span><text:span text:style-name="T10"><text:line-break/></text:span><text:span text:style-name="T10"> <text:s text:c="8"/>st = st.replace(')','')</text:span><text:span text:style-name="T10"><text:line-break/></text:span><text:span text:style-name="T10"> <text:s text:c="8"/>clean_string += (st,)</text:span><text:span text:style-name="T10"><text:line-break/></text:span><text:span text:style-name="T10"> <text:s text:c="3"/>return clean_string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2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78cm" svg:y="4.30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從實際檔案中讀取資料</text:span><text:span text:style-name="T3"><text:line-break/></text:span><text:span text:style-name="T10">friend_file = open('friends.txt','r')</text:span><text:span text:style-name="T10"><text:line-break/></text:span><text:span text:style-name="T10">names,phones = read_file(friend_file) </text:span><text:span text:style-name="T10"><text:line-break/></text:span><text:span text:style-name="T10">clean_phone = sanitize(phones)</text:span><text:span text:style-name="T10"><text:line-break/></text:span><text:span text:style-name="T10">print(names) <text:s text:c="16"/># </text:span><text:span text:style-name="T10">測試看是否正確</text:span><text:span text:style-name="T10"><text:line-break/></text:span><text:span text:style-name="T10">print(clean_phone)</text:span><text:span text:style-name="T10"><text:line-break/></text:span><text:span text:style-name="T10">friend_file.close()</text:span></text:p>
              </text:list-item>
              <text:list-item>
                <text:p text:style-name="P4"><text:span text:style-name="T10">重複使用函式</text:span></text:p>
                <text:list>
                  <text:list-item>
                    <text:p text:style-name="P5"><text:span text:style-name="T3">讀取姓名與電話的函式也可用來讀取區碼與城市</text:span><text:span text:style-name="T3"><text:line-break/></text:span><text:span text:style-name="T3">why? How?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3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78cm" svg:y="4.302cm" presentation:class="outline" presentation:user-transformed="true">
          <draw:text-box>
            <text:list text:style-name="L2">
              <text:list-item>
                <text:p text:style-name="P4"><text:span text:style-name="T3">資料分析的函式</text:span><text:span text:style-name="T3"><text:line-break/></text:span><text:span text:style-name="T3"> <text:s text:c="2"/></text:span><text:span text:style-name="T3">(</text:span><text:span text:style-name="T3">有了</text:span><text:span text:style-name="T3">A,B,C,D</text:span><text:span text:style-name="T3">四項資訊，如何得出朋友所在的城市</text:span><text:span text:style-name="T3">)</text:span><text:span text:style-name="T3"><text:line-break/></text:span><text:span text:style-name="T3">def analize(names,phones,area_codes,cities):</text:span><text:span text:style-name="T3"><text:line-break/></text:span><text:span text:style-name="T3"> <text:s text:c="3"/>num_friends = len(names)</text:span><text:span text:style-name="T3"><text:line-break/></text:span><text:span text:style-name="T3"> <text:s text:c="3"/>uniqueAreaCodes = getcodes(phones)#help functions</text:span><text:span text:style-name="T3"><text:line-break/></text:span><text:span text:style-name="T3"> <text:s text:c="3"/>uniqueCities = getcity(uniqueAreaCodes) #needed</text:span><text:span text:style-name="T3"><text:line-break/></text:span><text:span text:style-name="T3"> <text:s text:c="3"/>print(num_friends, ' friends')</text:span><text:span text:style-name="T3"><text:line-break/></text:span><text:span text:style-name="T3"> <text:s text:c="3"/>print('They live in ', uniqueCities)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4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5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78cm" svg:y="4.302cm" presentation:class="outline" presentation:user-transformed="true">
          <draw:text-box>
            <text:list text:style-name="L2">
              <text:list-item>
                <text:p text:style-name="P4"><text:span text:style-name="T3">兩個輔助函式</text:span><text:span text:style-name="T3"><text:line-break/></text:span><text:span text:style-name="T3">def <text:s/>getcodes(phones):</text:span><text:span text:style-name="T3"><text:line-break/></text:span><text:span text:style-name="T3"> <text:s text:c="3"/>area_code = ()</text:span><text:span text:style-name="T3"><text:line-break/></text:span><text:span text:style-name="T3"> <text:s text:c="3"/>for ph in phones:</text:span><text:span text:style-name="T3"><text:line-break/></text:span><text:span text:style-name="T3"> <text:s text:c="7"/>if ph[0:2] not in area_code:</text:span><text:span text:style-name="T3"><text:line-break/></text:span><text:span text:style-name="T3"> <text:s text:c="11"/>area_code += (ph[0:2],)</text:span><text:span text:style-name="T3"><text:line-break/></text:span><text:span text:style-name="T3"> <text:s text:c="3"/>return area_code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5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6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78cm" svg:y="4.302cm" presentation:class="outline" presentation:user-transformed="true">
          <draw:text-box>
            <text:list text:style-name="L2">
              <text:list-item>
                <text:p text:style-name="P4"><text:span text:style-name="T3">兩個輔助函式</text:span><text:span text:style-name="T3"><text:line-break/></text:span><text:span text:style-name="T3"># </text:span><text:span text:style-name="T3">定義在 </text:span><text:span text:style-name="T3">analize </text:span><text:span text:style-name="T3">函式內，以簡化參數傳遞 </text:span><text:span text:style-name="T3"><text:line-break/></text:span><text:span text:style-name="T3">def <text:s text:c="2"/>getcity(uniqueAreaCodes) :</text:span><text:span text:style-name="T3"><text:line-break/></text:span><text:span text:style-name="T3"> <text:s text:c="3"/>city = ()</text:span><text:span text:style-name="T3"><text:line-break/></text:span><text:span text:style-name="T3"> <text:s text:c="3"/>for ac in uniqueAreaCodes:</text:span><text:span text:style-name="T3"><text:line-break/></text:span><text:span text:style-name="T3"> <text:s text:c="7"/>if ac not in area_codes: <text:s/># </text:span><text:span text:style-name="T3">上層變數</text:span><text:span text:style-name="T3"><text:line-break/></text:span><text:span text:style-name="T3"> <text:s text:c="11"/></text:span><text:span text:style-name="T3">city += ('BAD AREACODE',)</text:span><text:span text:style-name="T3"><text:line-break/></text:span><text:span text:style-name="T3"> <text:s text:c="7"/>ellse:</text:span><text:span text:style-name="T3"><text:line-break/></text:span><text:span text:style-name="T3"> <text:s text:c="11"/>index = area_codes.index(ac)</text:span><text:span text:style-name="T3"><text:line-break/></text:span><text:span text:style-name="T3"> <text:s text:c="11"/>city += (cities[index],) <text:s text:c="4"/># </text:span><text:span text:style-name="T3">上層變數</text:span><text:span text:style-name="T3"><text:line-break/></text:span><text:span text:style-name="T3"> <text:s text:c="3"/></text:span><text:span text:style-name="T3">return city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6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7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78cm" svg:y="4.302cm" presentation:class="outline" presentation:user-transformed="true">
          <draw:text-box>
            <text:list text:style-name="L2">
              <text:list-item>
                <text:p text:style-name="P4"><text:span text:style-name="T3">完整程式</text:span><text:span text:style-name="T3">: analize_friends.py</text:span></text:p>
              </text:list-item>
              <text:list-item>
                <text:p text:style-name="P4"><text:span text:style-name="T3">作業</text:span><text:span text:style-name="T3">: </text:span><text:span text:style-name="T3">修改此程式，因為資料檔的格式變了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朋友姓名與電話</text:span><text:span text:style-name="T3"><text:line-break/></text:span><text:span text:style-name="T3">張三</text:span><text:span text:style-name="T3">,02-28835678</text:span><text:span text:style-name="T3"><text:line-break/></text:span><text:span text:style-name="T3">....</text:span></text:p>
                  </text:list-item>
                  <text:list-item>
                    <text:p text:style-name="P5"><text:span text:style-name="T3">電話區域碼與城市對照表</text:span><text:span text:style-name="T3"><text:line-break/></text:span><text:span text:style-name="T3">02,</text:span><text:span text:style-name="T3">台北市</text:span><text:span text:style-name="T3"><text:line-break/></text:span><text:span text:style-name="T3">.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7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8" draw:style-name="dp1" draw:master-page-name="預設_20_1">
        <draw:frame draw:name="標題 1" presentation:style-name="pr4" draw:text-style-name="P11" draw:layer="layout" svg:width="23.705cm" svg:height="2.106cm" svg:x="0.838cm" svg:y="0.635cm" presentation:class="title" presentation:user-transformed="true">
          <draw:text-box>
            <text:list text:style-name="L1">
              <text:list-header>
                <text:p text:style-name="P10"><text:span text:style-name="T3">程式範例</text:span><text:span text:style-name="T3">: </text:span><text:span text:style-name="T3">分析好友資訊</text:span></text:p>
              </text:list-header>
            </text:list>
          </draw:text-box>
        </draw:frame>
        <draw:frame draw:name="內容版面配置區 2" presentation:style-name="pr5" draw:text-style-name="P2" draw:layer="layout" svg:width="23.62cm" svg:height="12.698cm" svg:x="0.78cm" svg:y="4.302cm" presentation:class="outline" presentation:user-transformed="true">
          <draw:text-box>
            <text:list text:style-name="L2">
              <text:list-item>
                <text:p text:style-name="P4"><text:span text:style-name="T3">完整程式</text:span><text:span text:style-name="T3">: analize_friends.py</text:span></text:p>
              </text:list-item>
              <text:list-item>
                <text:p text:style-name="P4"><text:span text:style-name="T3">作業</text:span><text:span text:style-name="T3">: </text:span><text:span text:style-name="T3">修改此程式，因為資料檔的格式變了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朋友姓名與電話</text:span><text:span text:style-name="T3"><text:line-break/></text:span><text:span text:style-name="T3">張三</text:span><text:span text:style-name="T3">,02-28835678</text:span><text:span text:style-name="T3"><text:line-break/></text:span><text:span text:style-name="T3">....</text:span></text:p>
                  </text:list-item>
                  <text:list-item>
                    <text:p text:style-name="P5"><text:span text:style-name="T3">電話區域碼與城市對照表</text:span><text:span text:style-name="T3"><text:line-break/></text:span><text:span text:style-name="T3">02,</text:span><text:span text:style-name="T3">台北市</text:span><text:span text:style-name="T3"><text:line-break/></text:span><text:span text:style-name="T3">.....</text:span></text:p>
                  </text:list-item>
                </text:list>
              </text:list-item>
              <text:list-item>
                <text:p text:style-name="P5"><text:span text:style-name="T3">輸出</text:span><text:span text:style-name="T3">: </text:span><text:span text:style-name="T3">張三，台北市</text:span><text:span text:style-name="T3"><text:line-break/></text:span><text:span text:style-name="T3"> <text:s text:c="9"/></text:span><text:span text:style-name="T3">.......</text:span></text:p>
              </text:list-item>
            </text:list>
          </draw:text-box>
        </draw:frame>
        <presentation:notes draw:style-name="dp2">
          <draw:page-thumbnail draw:name="投影片圖像版面配置區 1" draw:style-name="gr1" draw:layer="layout" svg:width="14.847cm" svg:height="11.135cm" svg:x="3.075cm" svg:y="2.257cm" draw:page-number="38" presentation:class="page"/>
          <draw:frame draw:name="備忘稿版面配置區 2" presentation:style-name="pr6" draw:text-style-name="P2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3" draw:display-name="Dash 3" draw:style="round" draw:dots2="1" draw:dots2-length="14134610%" draw:distance="3500000%"/>
    <draw:stroke-dash draw:name="Dash_20_4" draw:display-name="Dash 4" draw:style="round" draw:dots2="1" draw:dots2-length="11484375%" draw:distance="35000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eeece1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style:font-family-generic="roman" fo:font-size="27pt" fo:letter-spacing="normal" fo:language="zh" fo:country="TW" fo:font-style="normal" fo:text-shadow="none" style:text-underline-style="none" fo:font-weight="normal" style:letter-kerning="true" style:font-family-asian="'Microsoft YaHei'" style:font-size-asian="27pt" style:language-asian="zh" style:country-asian="TW" style:font-style-asian="normal" style:font-weight-asian="normal" style:font-family-complex="Mangal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size-asian="18pt" style:language-asian="zh" style:country-asian="TW" style:font-style-asian="normal" style:font-weight-asian="normal" style:font-family-complex="Mangal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solid" draw:fill-color="#eeece1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style:font-family-generic="roman" fo:font-size="27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zh" style:country-asian="TW" style:font-style-asian="normal" style:font-weight-asian="normal" style:font-family-complex="Mangal" style:font-family-generic-complex="system" style:font-pitch-complex="variable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style:font-family-generic="roman" fo:font-size="27pt" fo:letter-spacing="normal" fo:language="zh" fo:country="TW" fo:font-style="normal" style:text-underline-style="none" fo:font-weight="normal" style:font-size-asian="27pt" style:language-asian="zh" style:country-asian="TW" style:font-style-asian="normal" style:font-weight-asian="normal" style:font-size-complex="27pt" style:language-complex="zh" style:country-complex="TW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onstantia" style:font-family-generic="roman" fo:font-size="27pt" fo:letter-spacing="normal" fo:language="zh" fo:country="TW" fo:font-style="normal" style:text-underline-style="none" fo:font-weight="normal" style:font-size-asian="27pt" style:language-asian="zh" style:country-asian="TW" style:font-style-asian="normal" style:font-weight-asian="normal" style:font-size-complex="27pt" style:language-complex="zh" style:country-complex="TW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style:font-family-generic="roman" fo:font-size="27pt" fo:letter-spacing="normal" fo:language="zh" fo:country="TW" fo:font-style="normal" style:text-underline-style="none" fo:font-weight="normal" style:font-size-asian="27pt" style:language-asian="zh" style:country-asian="TW" style:font-style-asian="normal" style:font-weight-asian="normal" style:font-size-complex="27pt" style:language-complex="zh" style:country-complex="TW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size-asian="18pt" style:language-asian="zh" style:country-asian="TW" style:font-style-asian="normal" style:font-weight-asian="normal" style:font-family-complex="Mangal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2-background" style:display-name="預設 2-background" style:family="presentation">
      <style:graphic-properties draw:stroke="none" draw:fill="solid" draw:fill-color="#eeece1"/>
      <style:text-properties style:letter-kerning="true"/>
    </style:style>
    <style:style style:name="預設_20_2-backgroundobjects" style:display-name="預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2-notes" style:display-name="預設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2-outline1" style:display-name="預設 2-outline1" style:family="presentation">
      <style:graphic-properties draw:stroke="none" draw:fill="none">
        <text:list-style style:name="預設_20_2-outline1" style:display-name="預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style:font-family-generic="roman" fo:font-size="27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zh" style:country-asian="TW" style:font-style-asian="normal" style:font-weight-asian="normal" style:font-family-complex="Mangal" style:font-family-generic-complex="system" style:font-pitch-complex="variable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2-outline2" style:display-name="預設 2-outline2" style:family="presentation" style:parent-style-name="預設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style:font-family-generic="roman" fo:font-size="27pt" fo:letter-spacing="normal" fo:language="zh" fo:country="TW" fo:font-style="normal" style:text-underline-style="none" fo:font-weight="normal" style:font-size-asian="27pt" style:language-asian="zh" style:country-asian="TW" style:font-style-asian="normal" style:font-weight-asian="normal" style:font-size-complex="27pt" style:language-complex="zh" style:country-complex="TW" style:font-style-complex="normal" style:font-weight-complex="normal" fo:hyphenate="false"/>
    </style:style>
    <style:style style:name="預設_20_2-outline3" style:display-name="預設 2-outline3" style:family="presentation" style:parent-style-name="預設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onstantia" style:font-family-generic="roman" fo:font-size="27pt" fo:letter-spacing="normal" fo:language="zh" fo:country="TW" fo:font-style="normal" style:text-underline-style="none" fo:font-weight="normal" style:font-size-asian="27pt" style:language-asian="zh" style:country-asian="TW" style:font-style-asian="normal" style:font-weight-asian="normal" style:font-size-complex="27pt" style:language-complex="zh" style:country-complex="TW" style:font-style-complex="normal" style:font-weight-complex="normal" fo:hyphenate="false"/>
    </style:style>
    <style:style style:name="預設_20_2-outline4" style:display-name="預設 2-outline4" style:family="presentation" style:parent-style-name="預設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style:font-family-generic="roman" fo:font-size="27pt" fo:letter-spacing="normal" fo:language="zh" fo:country="TW" fo:font-style="normal" style:text-underline-style="none" fo:font-weight="normal" style:font-size-asian="27pt" style:language-asian="zh" style:country-asian="TW" style:font-style-asian="normal" style:font-weight-asian="normal" style:font-size-complex="27pt" style:language-complex="zh" style:country-complex="TW" style:font-style-complex="normal" style:font-weight-complex="normal" fo:hyphenate="false"/>
    </style:style>
    <style:style style:name="預設_20_2-outline5" style:display-name="預設 2-outline5" style:family="presentation" style:parent-style-name="預設_20_2-outline4">
      <style:paragraph-properties fo:margin-top="0cm" fo:margin-bottom="0.1cm"/>
      <style:text-properties fo:font-size="20pt" style:font-size-asian="20pt" style:font-size-complex="20pt"/>
    </style:style>
    <style:style style:name="預設_20_2-outline6" style:display-name="預設 2-outline6" style:family="presentation" style:parent-style-name="預設_20_2-outline5">
      <style:paragraph-properties fo:margin-top="0cm" fo:margin-bottom="0.1cm"/>
      <style:text-properties fo:font-size="20pt" style:font-size-asian="20pt" style:font-size-complex="20pt"/>
    </style:style>
    <style:style style:name="預設_20_2-outline7" style:display-name="預設 2-outline7" style:family="presentation" style:parent-style-name="預設_20_2-outline6">
      <style:paragraph-properties fo:margin-top="0cm" fo:margin-bottom="0.1cm"/>
      <style:text-properties fo:font-size="20pt" style:font-size-asian="20pt" style:font-size-complex="20pt"/>
    </style:style>
    <style:style style:name="預設_20_2-outline8" style:display-name="預設 2-outline8" style:family="presentation" style:parent-style-name="預設_20_2-outline7">
      <style:paragraph-properties fo:margin-top="0cm" fo:margin-bottom="0.1cm"/>
      <style:text-properties fo:font-size="20pt" style:font-size-asian="20pt" style:font-size-complex="20pt"/>
    </style:style>
    <style:style style:name="預設_20_2-outline9" style:display-name="預設 2-outline9" style:family="presentation" style:parent-style-name="預設_20_2-outline8">
      <style:paragraph-properties fo:margin-top="0cm" fo:margin-bottom="0.1cm"/>
      <style:text-properties fo:font-size="20pt" style:font-size-asian="20pt" style:font-size-complex="20pt"/>
    </style:style>
    <style:style style:name="預設_20_2-subtitle" style:display-name="預設 2-subtitle" style:family="presentation">
      <style:graphic-properties draw:stroke="none" draw:fill="none" draw:textarea-vertical-align="middle">
        <text:list-style style:name="預設_20_2-subtitle" style:display-name="預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title" style:display-name="預設 2-title" style:family="presentation">
      <style:graphic-properties draw:stroke="none" draw:fill="none" draw:textarea-vertical-align="middle">
        <text:list-style style:name="預設_20_2-title" style:display-name="預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size-asian="18pt" style:language-asian="zh" style:country-asian="TW" style:font-style-asian="normal" style:font-weight-asian="normal" style:font-family-complex="Mangal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eeec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cm" draw:fill="solid" draw:fill-color="#9bbb59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88a54e" draw:stroke-linejoin="miter" draw:fill="none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dash" draw:stroke-dash="Dash_20_3" svg:stroke-width="0.026cm" svg:stroke-color="#88a54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41cm" svg:stroke-color="#88a54e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_20_4" svg:stroke-width="0.032cm" svg:stroke-color="#88a54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pr1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預設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預設_20_1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預設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預設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預設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預設_20_2-backgroundobjects">
      <style:graphic-properties draw:stroke="none" draw:fill="none" draw:fill-color="#ffffff" draw:auto-grow-height="false" fo:min-height="1.484cm"/>
    </style:style>
    <style:style style:name="Mpr11" style:family="presentation" style:parent-style-name="預設_20_2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center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88a54e" style:text-line-through-style="none" fo:font-family="Constantia" style:font-family-generic="roman" fo:font-size="33pt" fo:letter-spacing="normal" fo:font-style="normal" style:text-underline-style="none" fo:font-weight="normal" style:font-family-asian="'Microsoft YaHei'" style:font-size-asian="33pt" style:font-style-asian="normal" style:font-weight-asian="normal" style:font-family-complex="Mangal" style:font-size-complex="33pt" style:font-style-complex="normal" style:font-weight-complex="normal"/>
    </style:style>
    <style:style style:name="MT4" style:family="text">
      <style:text-properties fo:color="#000000" style:text-line-through-style="none" fo:font-family="Constantia" style:font-family-generic="roman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16" draw:style-name="Mgr3" draw:text-style-name="MP3" draw:layer="backgroundobjects" svg:width="25.398cm" svg:height="0.421cm" svg:x="0cm" svg:y="18.627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5" draw:style-name="Mgr3" draw:text-style-name="MP3" draw:layer="backgroundobjects" svg:width="25.398cm" svg:height="3.868cm" svg:x="0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7" draw:style-name="Mgr3" draw:text-style-name="MP3" draw:layer="backgroundobjects" svg:width="0.421cm" svg:height="19.048cm" svg:x="0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8" draw:style-name="Mgr3" draw:text-style-name="MP3" draw:layer="backgroundobjects" svg:width="0.421cm" svg:height="19.048cm" svg:x="24.977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8" draw:style-name="Mgr4" draw:text-style-name="MP3" draw:layer="backgroundobjects" svg:width="24.534cm" svg:height="0.858cm" svg:x="0.415cm" svg:y="17.746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7" draw:style-name="Mgr5" draw:text-style-name="MP3" draw:layer="backgroundobjects" svg:width="24.534cm" svg:height="18.184cm" svg:x="0.423cm" svg:y="0.432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1cm" svg:height="1.691cm" svg:x="11.853cm" svg:y="2.656cm">
        <text:p/>
        <draw:enhanced-geometry draw:mirror-horizontal="false" draw:mirror-vertical="false" svg:viewBox="0 0 21600 21600" draw:type="non-primitive" draw:enhanced-path="M ?f48 ?f49 A 0 0 0 0 0 0 0 0 Z N">
          <draw:equation draw:name="f0" draw:formula="10800000"/>
          <draw:equation draw:name="f1" draw:formula="5400000"/>
          <draw:equation draw:name="f2" draw:formula="180"/>
          <draw:equation draw:name="f3" draw:formula="width"/>
          <draw:equation draw:name="f4" draw:formula="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?f34 )"/>
          <draw:equation draw:name="f36" draw:formula="1*sin(?f34 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width/2"/>
          <draw:equation draw:name="f51" draw:formula="width"/>
          <draw:equation draw:name="f52" draw:formula="height/2"/>
          <draw:equation draw:name="f53" draw:formula="height"/>
        </draw:enhanced-geometry>
      </draw:custom-shape>
      <draw:custom-shape draw:name="橢圓 14" draw:style-name="Mgr8" draw:text-style-name="MP3" draw:layer="backgroundobjects" svg:width="1.166cm" svg:height="1.166cm" svg:x="12.116cm" svg:y="2.918cm">
        <text:p/>
        <draw:enhanced-geometry draw:mirror-horizontal="false" draw:mirror-vertical="false" svg:viewBox="0 0 21600 21600" draw:type="non-primitive" draw:enhanced-path="M ?f48 ?f49 A 0 0 0 0 0 0 0 0 Z N">
          <draw:equation draw:name="f0" draw:formula="10800000"/>
          <draw:equation draw:name="f1" draw:formula="5400000"/>
          <draw:equation draw:name="f2" draw:formula="180"/>
          <draw:equation draw:name="f3" draw:formula="width"/>
          <draw:equation draw:name="f4" draw:formula="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?f34 )"/>
          <draw:equation draw:name="f36" draw:formula="1*sin(?f34 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width/2"/>
          <draw:equation draw:name="f51" draw:formula="width"/>
          <draw:equation draw:name="f52" draw:formula="height/2"/>
          <draw:equation draw:name="f53" draw:formula="height"/>
        </draw:enhanced-geometry>
      </draw:custom-shape>
      <draw:custom-shape draw:name="矩形 14" draw:style-name="Mgr3" draw:text-style-name="MP3" draw:layer="backgroundobjects" svg:width="25.398cm" svg:height="0.421cm" svg:x="0cm" svg:y="18.627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8" draw:style-name="Mgr3" draw:text-style-name="MP3" draw:layer="backgroundobjects" svg:width="0.421cm" svg:height="19.048cm" svg:x="24.977cm" svg:y="0.008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7" draw:style-name="Mgr3" draw:text-style-name="MP3" draw:layer="backgroundobjects" svg:width="0.421cm" svg:height="19.048cm" svg:x="0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5" draw:style-name="Mgr3" draw:text-style-name="MP3" draw:layer="backgroundobjects" svg:width="25.398cm" svg:height="6.983cm" svg:x="0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1" draw:style-name="Mgr4" draw:text-style-name="MP3" draw:layer="backgroundobjects" svg:width="24.534cm" svg:height="0.858cm" svg:x="0.406cm" svg:y="17.755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line draw:name="直線接點 6" draw:style-name="Mgr9" draw:text-style-name="MP4" draw:layer="backgroundobjects" svg:x1="0.431cm" svg:y1="6.722cm" svg:x2="24.967cm" svg:y2="6.722cm">
        <text:p/>
      </draw:line>
      <draw:custom-shape draw:name="矩形 9" draw:style-name="Mgr5" draw:text-style-name="MP3" draw:layer="backgroundobjects" svg:width="24.534cm" svg:height="18.184cm" svg:x="0.423cm" svg:y="0.423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橢圓 12" draw:style-name="Mgr7" draw:text-style-name="MP3" draw:layer="backgroundobjects" svg:width="1.691cm" svg:height="1.691cm" svg:x="11.853cm" svg:y="5.876cm">
        <text:p/>
        <draw:enhanced-geometry draw:mirror-horizontal="false" draw:mirror-vertical="false" svg:viewBox="0 0 21600 21600" draw:type="non-primitive" draw:enhanced-path="M ?f48 ?f49 A 0 0 0 0 0 0 0 0 Z N">
          <draw:equation draw:name="f0" draw:formula="10800000"/>
          <draw:equation draw:name="f1" draw:formula="5400000"/>
          <draw:equation draw:name="f2" draw:formula="180"/>
          <draw:equation draw:name="f3" draw:formula="width"/>
          <draw:equation draw:name="f4" draw:formula="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?f34 )"/>
          <draw:equation draw:name="f36" draw:formula="1*sin(?f34 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width/2"/>
          <draw:equation draw:name="f51" draw:formula="width"/>
          <draw:equation draw:name="f52" draw:formula="height/2"/>
          <draw:equation draw:name="f53" draw:formula="height"/>
        </draw:enhanced-geometry>
      </draw:custom-shape>
      <draw:custom-shape draw:name="橢圓 13" draw:style-name="Mgr8" draw:text-style-name="MP3" draw:layer="backgroundobjects" svg:width="1.166cm" svg:height="1.166cm" svg:x="12.116cm" svg:y="6.138cm">
        <text:p/>
        <draw:enhanced-geometry draw:mirror-horizontal="false" draw:mirror-vertical="false" svg:viewBox="0 0 21600 21600" draw:type="non-primitive" draw:enhanced-path="M ?f48 ?f49 A 0 0 0 0 0 0 0 0 Z N">
          <draw:equation draw:name="f0" draw:formula="10800000"/>
          <draw:equation draw:name="f1" draw:formula="5400000"/>
          <draw:equation draw:name="f2" draw:formula="180"/>
          <draw:equation draw:name="f3" draw:formula="width"/>
          <draw:equation draw:name="f4" draw:formula="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?f34 )"/>
          <draw:equation draw:name="f36" draw:formula="1*sin(?f34 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width/2"/>
          <draw:equation draw:name="f51" draw:formula="width"/>
          <draw:equation draw:name="f52" draw:formula="height/2"/>
          <draw:equation draw:name="f53" draw:formula="height"/>
        </draw:enhanced-geometry>
      </draw:custom-shape>
      <draw:frame draw:name="日期版面配置區 1" presentation:style-name="Mpr1" draw:text-style-name="MP6" draw:layer="backgroundobjects" svg:width="8.456cm" svg:height="1.014cm" svg:x="16.087cm" svg:y="17.792cm" presentation:class="date-time" presentation:user-transformed="true">
        <draw:text-box>
          <text:p text:style-name="MP5"><text:span text:style-name="MT2"><text:date style:data-style-name="D1" text:date-value="2019-07-16">7/16/19</text:date></text:span></text:p>
        </draw:text-box>
      </draw:frame>
      <draw:frame draw:name="頁尾版面配置區 2" presentation:style-name="Mpr1" draw:text-style-name="MP7" draw:layer="backgroundobjects" svg:width="9.946cm" svg:height="1.014cm" svg:x="0.847cm" svg:y="17.808cm" presentation:class="footer" presentation:user-transformed="true">
        <draw:text-box>
          <text:p/>
        </draw:text-box>
      </draw:frame>
      <draw:frame draw:name="投影片編號版面配置區 3" presentation:style-name="Mpr1" draw:text-style-name="MP8" draw:layer="backgroundobjects" svg:width="1.268cm" svg:height="1.224cm" svg:x="12.065cm" svg:y="6.11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draw:frame presentation:style-name="預設-title" draw:layer="backgroundobjects" svg:width="22.859cm" svg:height="3.18cm" svg:x="1.27cm" svg:y="0.76cm" presentation:class="title" presentation:placeholder="true">
        <draw:text-box/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custom-shape draw:name="矩形 16" draw:style-name="Mgr3" draw:text-style-name="MP3" draw:layer="backgroundobjects" svg:width="25.398cm" svg:height="0.421cm" svg:x="0cm" svg:y="18.627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5" draw:style-name="Mgr3" draw:text-style-name="MP3" draw:layer="backgroundobjects" svg:width="25.398cm" svg:height="3.868cm" svg:x="0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7" draw:style-name="Mgr3" draw:text-style-name="MP3" draw:layer="backgroundobjects" svg:width="0.421cm" svg:height="19.048cm" svg:x="0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8" draw:style-name="Mgr3" draw:text-style-name="MP3" draw:layer="backgroundobjects" svg:width="0.421cm" svg:height="19.048cm" svg:x="24.977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8" draw:style-name="Mgr4" draw:text-style-name="MP3" draw:layer="backgroundobjects" svg:width="24.534cm" svg:height="0.858cm" svg:x="0.415cm" svg:y="17.746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7" draw:style-name="Mgr5" draw:text-style-name="MP3" draw:layer="backgroundobjects" svg:width="24.534cm" svg:height="18.184cm" svg:x="0.423cm" svg:y="0.432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1cm" svg:height="1.691cm" svg:x="11.853cm" svg:y="2.656cm">
        <text:p/>
        <draw:enhanced-geometry draw:mirror-horizontal="false" draw:mirror-vertical="false" svg:viewBox="0 0 21600 21600" draw:type="non-primitive" draw:enhanced-path="M ?f48 ?f49 A 0 0 0 0 0 0 0 0 Z N">
          <draw:equation draw:name="f0" draw:formula="10800000"/>
          <draw:equation draw:name="f1" draw:formula="5400000"/>
          <draw:equation draw:name="f2" draw:formula="180"/>
          <draw:equation draw:name="f3" draw:formula="width"/>
          <draw:equation draw:name="f4" draw:formula="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?f34 )"/>
          <draw:equation draw:name="f36" draw:formula="1*sin(?f34 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width/2"/>
          <draw:equation draw:name="f51" draw:formula="width"/>
          <draw:equation draw:name="f52" draw:formula="height/2"/>
          <draw:equation draw:name="f53" draw:formula="height"/>
        </draw:enhanced-geometry>
      </draw:custom-shape>
      <draw:custom-shape draw:name="橢圓 14" draw:style-name="Mgr8" draw:text-style-name="MP3" draw:layer="backgroundobjects" svg:width="1.166cm" svg:height="1.166cm" svg:x="12.116cm" svg:y="2.918cm">
        <text:p/>
        <draw:enhanced-geometry draw:mirror-horizontal="false" draw:mirror-vertical="false" svg:viewBox="0 0 21600 21600" draw:type="non-primitive" draw:enhanced-path="M ?f48 ?f49 A 0 0 0 0 0 0 0 0 Z N">
          <draw:equation draw:name="f0" draw:formula="10800000"/>
          <draw:equation draw:name="f1" draw:formula="5400000"/>
          <draw:equation draw:name="f2" draw:formula="180"/>
          <draw:equation draw:name="f3" draw:formula="width"/>
          <draw:equation draw:name="f4" draw:formula="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?f34 )"/>
          <draw:equation draw:name="f36" draw:formula="1*sin(?f34 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width/2"/>
          <draw:equation draw:name="f51" draw:formula="width"/>
          <draw:equation draw:name="f52" draw:formula="height/2"/>
          <draw:equation draw:name="f53" draw:formula="height"/>
        </draw:enhanced-geometry>
      </draw:custom-shape>
      <draw:frame draw:name="日期版面配置區 1" presentation:style-name="Mpr4" draw:text-style-name="MP6" draw:layer="backgroundobjects" svg:width="8.456cm" svg:height="1.014cm" svg:x="16.087cm" svg:y="17.792cm" presentation:class="date-time" presentation:user-transformed="true">
        <draw:text-box>
          <text:p text:style-name="MP5"><text:span text:style-name="MT2"><text:date style:data-style-name="D1" text:date-value="2019-07-16">7/16/19</text:date></text:span></text:p>
        </draw:text-box>
      </draw:frame>
      <draw:frame draw:name="頁尾版面配置區 2" presentation:style-name="Mpr4" draw:text-style-name="MP7" draw:layer="backgroundobjects" svg:width="9.946cm" svg:height="1.014cm" svg:x="0.847cm" svg:y="17.808cm" presentation:class="footer" presentation:user-transformed="true">
        <draw:text-box>
          <text:p/>
        </draw:text-box>
      </draw:frame>
      <draw:frame draw:name="投影片編號版面配置區 3" presentation:style-name="Mpr4" draw:text-style-name="MP8" draw:layer="backgroundobjects" svg:width="1.268cm" svg:height="1.224cm" svg:x="12.116cm" svg:y="2.851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draw:frame presentation:style-name="預設_20_1-title" draw:layer="backgroundobjects" svg:width="22.859cm" svg:height="3.18cm" svg:x="1.27cm" svg:y="0.76cm" presentation:class="title" presentation:placeholder="true">
        <draw:text-box/>
      </draw:frame>
      <draw:frame presentation:style-name="預設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2" style:display-name="預設 2" style:page-layout-name="PM1" draw:style-name="Mdp1">
      <draw:custom-shape draw:name="矩形 16" draw:style-name="Mgr3" draw:text-style-name="MP3" draw:layer="backgroundobjects" svg:width="25.398cm" svg:height="0.421cm" svg:x="0cm" svg:y="18.627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5" draw:style-name="Mgr3" draw:text-style-name="MP3" draw:layer="backgroundobjects" svg:width="25.398cm" svg:height="3.868cm" svg:x="0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7" draw:style-name="Mgr3" draw:text-style-name="MP3" draw:layer="backgroundobjects" svg:width="0.421cm" svg:height="19.048cm" svg:x="0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18" draw:style-name="Mgr3" draw:text-style-name="MP3" draw:layer="backgroundobjects" svg:width="0.421cm" svg:height="19.048cm" svg:x="24.977cm" svg:y="0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8" draw:style-name="Mgr4" draw:text-style-name="MP3" draw:layer="backgroundobjects" svg:width="24.534cm" svg:height="0.858cm" svg:x="0.415cm" svg:y="17.746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矩形 7" draw:style-name="Mgr5" draw:text-style-name="MP3" draw:layer="backgroundobjects" svg:width="24.534cm" svg:height="18.184cm" svg:x="0.423cm" svg:y="0.432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1cm" svg:height="1.691cm" svg:x="11.853cm" svg:y="2.656cm">
        <text:p/>
        <draw:enhanced-geometry draw:mirror-horizontal="false" draw:mirror-vertical="false" svg:viewBox="0 0 21600 21600" draw:type="non-primitive" draw:enhanced-path="M ?f48 ?f49 A 0 0 0 0 0 0 0 0 Z N">
          <draw:equation draw:name="f0" draw:formula="10800000"/>
          <draw:equation draw:name="f1" draw:formula="5400000"/>
          <draw:equation draw:name="f2" draw:formula="180"/>
          <draw:equation draw:name="f3" draw:formula="width"/>
          <draw:equation draw:name="f4" draw:formula="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?f34 )"/>
          <draw:equation draw:name="f36" draw:formula="1*sin(?f34 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width/2"/>
          <draw:equation draw:name="f51" draw:formula="width"/>
          <draw:equation draw:name="f52" draw:formula="height/2"/>
          <draw:equation draw:name="f53" draw:formula="height"/>
        </draw:enhanced-geometry>
      </draw:custom-shape>
      <draw:custom-shape draw:name="橢圓 14" draw:style-name="Mgr8" draw:text-style-name="MP3" draw:layer="backgroundobjects" svg:width="1.166cm" svg:height="1.166cm" svg:x="12.116cm" svg:y="2.918cm">
        <text:p/>
        <draw:enhanced-geometry draw:mirror-horizontal="false" draw:mirror-vertical="false" svg:viewBox="0 0 21600 21600" draw:type="non-primitive" draw:enhanced-path="M ?f48 ?f49 A 0 0 0 0 0 0 0 0 Z N">
          <draw:equation draw:name="f0" draw:formula="10800000"/>
          <draw:equation draw:name="f1" draw:formula="5400000"/>
          <draw:equation draw:name="f2" draw:formula="180"/>
          <draw:equation draw:name="f3" draw:formula="width"/>
          <draw:equation draw:name="f4" draw:formula="height"/>
          <draw:equation draw:name="f5" draw:formula="5419351*1/1725033"/>
          <draw:equation draw:name="f6" draw:formula="10800*10800/1"/>
          <draw:equation draw:name="f7" draw:formula="0+0-0"/>
          <draw:equation draw:name="f8" draw:formula="0+0-360"/>
          <draw:equation draw:name="f9" draw:formula="10800"/>
          <draw:equation draw:name="f10" draw:formula="?f3 *1/21600"/>
          <draw:equation draw:name="f11" draw:formula="?f4 *1/21600"/>
          <draw:equation draw:name="f12" draw:formula="0*?f5 /1"/>
          <draw:equation draw:name="f13" draw:formula="?f7 *?f0 /1"/>
          <draw:equation draw:name="f14" draw:formula="?f8 *?f0 /1"/>
          <draw:equation draw:name="f15" draw:formula="3163*?f10 /1"/>
          <draw:equation draw:name="f16" draw:formula="18437*?f10 /1"/>
          <draw:equation draw:name="f17" draw:formula="18437*?f11 /1"/>
          <draw:equation draw:name="f18" draw:formula="3163*?f11 /1"/>
          <draw:equation draw:name="f19" draw:formula="?f12 *1/?f2 "/>
          <draw:equation draw:name="f20" draw:formula="?f13 *1/?f2 "/>
          <draw:equation draw:name="f21" draw:formula="?f14 *1/?f2 "/>
          <draw:equation draw:name="f22" draw:formula="10800*?f10 /1"/>
          <draw:equation draw:name="f23" draw:formula="0*?f11 /1"/>
          <draw:equation draw:name="f24" draw:formula="0*?f10 /1"/>
          <draw:equation draw:name="f25" draw:formula="10800*?f11 /1"/>
          <draw:equation draw:name="f26" draw:formula="21600*?f11 /1"/>
          <draw:equation draw:name="f27" draw:formula="21600*?f10 /1"/>
          <draw:equation draw:name="f28" draw:formula="0+0-?f19 "/>
          <draw:equation draw:name="f29" draw:formula="?f20 +0-?f1 "/>
          <draw:equation draw:name="f30" draw:formula="?f21 +0-?f1 "/>
          <draw:equation draw:name="f31" draw:formula="?f28 *?f0 /1"/>
          <draw:equation draw:name="f32" draw:formula="?f30 +0-?f29 "/>
          <draw:equation draw:name="f33" draw:formula="?f31 *1/?f5 "/>
          <draw:equation draw:name="f34" draw:formula="?f33 +0-?f1 "/>
          <draw:equation draw:name="f35" draw:formula="1*cos(?f34 )"/>
          <draw:equation draw:name="f36" draw:formula="1*sin(?f34 )"/>
          <draw:equation draw:name="f37" draw:formula="0+0-?f35 "/>
          <draw:equation draw:name="f38" draw:formula="0+0-?f36 "/>
          <draw:equation draw:name="f39" draw:formula="10800*?f37 /1"/>
          <draw:equation draw:name="f40" draw:formula="10800*?f38 /1"/>
          <draw:equation draw:name="f41" draw:formula="?f39 *?f39 /1"/>
          <draw:equation draw:name="f42" draw:formula="?f40 *?f40 /1"/>
          <draw:equation draw:name="f43" draw:formula="?f41 +?f42 -0"/>
          <draw:equation draw:name="f44" draw:formula="sqrt(?f43 )"/>
          <draw:equation draw:name="f45" draw:formula="?f6 *1/?f44 "/>
          <draw:equation draw:name="f46" draw:formula="?f37 *?f45 /1"/>
          <draw:equation draw:name="f47" draw:formula="?f38 *?f45 /1"/>
          <draw:equation draw:name="f48" draw:formula="10800+0-?f46 "/>
          <draw:equation draw:name="f49" draw:formula="10800+0-?f47 "/>
          <draw:equation draw:name="f50" draw:formula="width/2"/>
          <draw:equation draw:name="f51" draw:formula="width"/>
          <draw:equation draw:name="f52" draw:formula="height/2"/>
          <draw:equation draw:name="f53" draw:formula="height"/>
        </draw:enhanced-geometry>
      </draw:custom-shape>
      <draw:frame draw:name="標題 1" presentation:style-name="Mpr7" draw:text-style-name="MP3" draw:layer="backgroundobjects" svg:width="23.705cm" svg:height="2.106cm" svg:x="0.838cm" svg:y="0.635cm" presentation:class="title" presentation:user-transformed="true">
        <draw:text-box>
          <text:p text:style-name="MP9"><text:span text:style-name="MT3">請按一下滑鼠，編輯標題文的格式。按一下以編輯母片標題樣式</text:span></text:p>
        </draw:text-box>
      </draw:frame>
      <draw:frame draw:name="內容版面配置區 2" presentation:style-name="Mpr8" draw:text-style-name="MP3" draw:layer="backgroundobjects" svg:width="23.62cm" svg:height="12.698cm" svg:x="0.838cm" svg:y="4.242cm" presentation:class="outline" presentation:user-transformed="true">
        <draw:text-box>
          <text:list text:style-name="ML3">
            <text:list-item>
              <text:p><text:span text:style-name="MT4">請按滑鼠，編輯大綱文字格式。</text:span></text:p>
              <text:list>
                <text:list-item>
                  <text:p><text:span text:style-name="MT4">第二個大綱層次</text:span></text:p>
                  <text:list>
                    <text:list-item>
                      <text:p><text:span text:style-name="MT4">第三個大綱層次</text:span></text:p>
                      <text:list>
                        <text:list-item>
                          <text:p><text:span text:style-name="MT4">第四個大綱層次</text:span></text:p>
                          <text:list>
                            <text:list-item>
                              <text:p><text:span text:style-name="MT4">第五個大綱層次</text:span></text:p>
                              <text:list>
                                <text:list-item>
                                  <text:p><text:span text:style-name="MT4">第六個大綱層次</text:span></text:p>
                                  <text:list>
                                    <text:list-item>
                                      <text:p><text:span text:style-name="MT4">第七個大綱層次</text:span></text:p>
                                      <text:list>
                                        <text:list-item>
                                          <text:p><text:span text:style-name="MT4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><text:span text:style-name="MT4">第九個大綱層次按一下以編輯母片文字樣式</text:span></text:p>
              <text:list>
                <text:list-item>
                  <text:p><text:span text:style-name="MT4">第二層</text:span></text:p>
                  <text:list>
                    <text:list-item>
                      <text:p><text:span text:style-name="MT4">第三層</text:span></text:p>
                      <text:list>
                        <text:list-item>
                          <text:p><text:span text:style-name="MT4">第四層</text:span></text:p>
                          <text:list>
                            <text:list-item>
                              <text:p><text:span text:style-name="MT4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9" draw:text-style-name="MP6" draw:layer="backgroundobjects" svg:width="8.456cm" svg:height="1.014cm" svg:x="16.087cm" svg:y="17.792cm" presentation:class="date-time" presentation:user-transformed="true">
        <draw:text-box>
          <text:p text:style-name="MP5"><text:span text:style-name="MT2"><text:date style:data-style-name="D1" text:date-value="2019-07-16">7/16/19</text:date></text:span></text:p>
        </draw:text-box>
      </draw:frame>
      <draw:frame draw:name="頁尾版面配置區 4" presentation:style-name="Mpr9" draw:text-style-name="MP7" draw:layer="backgroundobjects" svg:width="9.946cm" svg:height="1.014cm" svg:x="0.847cm" svg:y="17.808cm" presentation:class="footer" presentation:user-transformed="true">
        <draw:text-box>
          <text:p/>
        </draw:text-box>
      </draw:frame>
      <draw:frame draw:name="投影片編號版面配置區 5" presentation:style-name="Mpr9" draw:text-style-name="MP8" draw:layer="backgroundobjects" svg:width="1.268cm" svg:height="1.224cm" svg:x="12.116cm" svg:y="2.851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presentation:notes style:page-layout-name="PM2">
        <draw:page-thumbnail presentation:style-name="預設_20_2-title" draw:layer="backgroundobjects" svg:width="14.848cm" svg:height="11.136cm" svg:x="3.075cm" svg:y="2.257cm" presentation:class="page"/>
        <draw:frame presentation:style-name="預設_20_2-notes" draw:layer="backgroundobjects" svg:width="16.798cm" svg:height="13.363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7-16T08:25:53.82</dc:date>
    <dc:creator>michael lyuee</dc:creator>
    <meta:generator>OpenOffice/4.1.5$Win32 OpenOffice.org_project/415m1$Build-9789</meta:generator>
    <meta:editing-duration>PT8H14M39S</meta:editing-duration>
    <meta:editing-cycles>14</meta:editing-cycles>
    <meta:document-statistic meta:object-count="231"/>
  </office:meta>
</office:document-meta>
</file>